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_20_Spacing">
      <style:text-properties fo:language="it" fo:country="IT"/>
    </style:style>
    <style:style style:name="P3" style:family="paragraph" style:parent-style-name="No_20_Spacing">
      <style:paragraph-properties fo:margin-left="0.4925in" fo:margin-right="0in" fo:text-indent="0in" style:auto-text-indent="false"/>
    </style:style>
    <style:style style:name="P4" style:family="paragraph" style:parent-style-name="No_20_Spacing" style:master-page-name="Standard">
      <style:paragraph-properties style:page-number="auto">
        <style:tab-stops>
          <style:tab-stop style:position="0.4925in"/>
        </style:tab-stops>
      </style:paragraph-properties>
      <style:text-properties fo:language="it" fo:country="IT"/>
    </style:style>
    <style:style style:name="P5" style:family="paragraph" style:parent-style-name="No_20_Spacing" style:master-page-name="Convert_20_1">
      <style:paragraph-properties style:page-number="auto"/>
      <style:text-properties fo:language="it" fo:country="IT"/>
    </style:style>
    <style:style style:name="P6" style:family="paragraph" style:parent-style-name="No_20_Spacing" style:master-page-name="Convert_20_2">
      <style:paragraph-properties style:page-number="auto"/>
    </style:style>
    <style:style style:name="P7" style:family="paragraph" style:parent-style-name="No_20_Spacing" style:master-page-name="Convert_20_3">
      <style:paragraph-properties style:page-number="auto"/>
      <style:text-properties fo:language="it" fo:country="IT"/>
    </style:style>
    <style:style style:name="P8" style:family="paragraph" style:parent-style-name="No_20_Spacing" style:master-page-name="Convert_20_4">
      <style:paragraph-properties style:page-number="auto"/>
      <style:text-properties fo:language="it" fo:country="IT"/>
    </style:style>
    <style:style style:name="T1" style:family="text">
      <style:text-properties fo:language="it" fo:country="IT"/>
    </style:style>
    <style:style style:name="T2" style:family="text">
      <style:text-properties fo:language="it" fo:country="IT" style:font-name-asian="Calibri" style:font-name-complex="Calibri"/>
    </style:style>
    <style:style style:name="T3" style:family="text">
      <style:text-properties style:font-name-asian="Calibri" style:font-name-complex="Calibri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 <text:s text:c="6"/>********FILE: OCR_FORTRAN-PAG-01-06.pdf $TUJRCO.ISO-AA/SIG<text:tab/><text:tab/><text:tab/><text:tab/></text:p>
      <text:p text:style-name="P2">C <text:s text:c="6"/>TEST DI ISOMORFISMO TRA <text:s/>QUADRATI LATINI<text:tab/><text:tab/><text:tab/><text:tab/><text:tab/></text:p>
      <text:p text:style-name="P2">C<text:tab/>INPUT: Q,R, QUADRATI LATINI DI ORDINE N<text:tab/><text:tab/><text:tab/><text:tab/><text:tab/></text:p>
      <text:p text:style-name="P2">C<text:tab/>VIENE STABILITO SE I DUE QUADRATI SONO ISOMORFI &lt;ALFA,ALFA,ID&gt;<text:tab/></text:p>
      <text:p text:style-name="No_20_Spacing">C<text:tab/><text:tab/><text:tab/><text:tab/><text:tab/><text:tab/></text:p>
      <text:p text:style-name="No_20_Spacing">C<text:tab/>********<text:tab/><text:tab/><text:tab/><text:tab/><text:tab/></text:p>
      <text:p text:style-name="No_20_Spacing">C<text:tab/><text:tab/><text:tab/><text:tab/><text:tab/><text:tab/></text:p>
      <text:p text:style-name="No_20_Spacing">C<text:tab/><text:tab/><text:tab/><text:tab/><text:tab/><text:tab/></text:p>
      <text:p text:style-name="No_20_Spacing"><text:tab/>IMPLICIT INTEGER (A-Z)</text:p>
      <text:p text:style-name="No_20_Spacing"><text:tab/>CHARACTER*50 ALF</text:p>
      <text:p text:style-name="No_20_Spacing"><text:tab/>CHARACTER DEBUG</text:p>
      <text:p text:style-name="No_20_Spacing"><text:tab/>PARAMETER (N=10)<text:tab/><text:tab/><text:tab/><text:tab/></text:p>
      <text:p text:style-name="No_20_Spacing"><text:tab/>DIMENSION Q(N,N), R(N,N), U(N), RIL(N), RDLPM1(N) </text:p>
      <text:p text:style-name="No_20_Spacing"><text:tab/>DIMENSION S(N), VIL(N),VIL1(N)<text:tab/><text:tab/><text:tab/><text:tab/><text:tab/></text:p>
      <text:p text:style-name="No_20_Spacing"><text:span text:style-name="T3"><text:s text:c="15"/></text:span>DIMENSION LIST(N), LIST1(N), VMQ(N)</text:p>
      <text:p text:style-name="No_20_Spacing"><text:tab/>EQUIVALENCE (VMQ,RDLPM1)<text:tab/><text:tab/><text:tab/><text:tab/><text:tab/></text:p>
      <text:p text:style-name="No_20_Spacing">C<text:tab/> <text:tab/><text:tab/><text:tab/><text:tab/><text:tab/></text:p>
      <text:p text:style-name="No_20_Spacing">C<text:tab/>INIZIO<text:tab/><text:tab/><text:tab/><text:tab/><text:tab/></text:p>
      <text:p text:style-name="No_20_Spacing">C<text:tab/><text:tab/><text:tab/><text:tab/><text:tab/><text:tab/></text:p>
      <text:p text:style-name="No_20_Spacing"><text:tab/>PRINT *, 'ENTER D FOR DEBUG, N '</text:p>
      <text:p text:style-name="No_20_Spacing"><text:tab/>READ *, DEBUG</text:p>
      <text:p text:style-name="No_20_Spacing"><text:tab/>ALF='c:\\G77\\QR10.DAT'</text:p>
      <text:p text:style-name="No_20_Spacing"><text:span text:style-name="T3"><text:s text:c="8"/></text:span><text:tab/>IF(DEBUG.EQ.'D') PRINT *, 'OPENING ', ALF</text:p>
      <text:p text:style-name="No_20_Spacing"><text:tab/>OPEN(UNIT=1,FILE=ALF)</text:p>
      <text:p text:style-name="No_20_Spacing"><text:tab/>READ(1,200) ((Q(I,J),I=1,N),J=1,N)</text:p>
      <text:p text:style-name="No_20_Spacing"><text:tab/>READ(1,200) ((R(I,J),I=1,N),J=1,N)<text:tab/></text:p>
      <text:p text:style-name="No_20_Spacing"><text:span text:style-name="T3"><text:s text:c="8"/></text:span><text:tab/>CLOSE(1)</text:p>
      <text:p text:style-name="No_20_Spacing"><text:tab/>open (unit = 2, file = 'c:\\G77\\OUT.TXT')</text:p>
      <text:p text:style-name="No_20_Spacing">C<text:tab/>PRINT *, 'ENTER Q'</text:p>
      <text:p text:style-name="No_20_Spacing">C<text:tab/>READ(5,200) ((Q(I,J),I=1,N),J=1,N)</text:p>
      <text:p text:style-name="No_20_Spacing">C<text:tab/>PRINT *, 'ENTER R'<text:tab/><text:tab/></text:p>
      <text:p text:style-name="No_20_Spacing">C<text:tab/>READ(5,200) ((R(I,J),I=1,N),J=1,N)<text:tab/><text:tab/><text:tab/><text:tab/></text:p>
      <text:p text:style-name="No_20_Spacing"><text:tab/>WRITE(2,300)<text:tab/><text:tab/><text:tab/><text:tab/><text:tab/></text:p>
      <text:p text:style-name="No_20_Spacing"><text:tab/>ALF='Q'<text:tab/><text:tab/><text:tab/><text:tab/><text:tab/></text:p>
      <text:p text:style-name="No_20_Spacing"><text:tab/>WRITE(2, 310) ALF,Q<text:tab/><text:tab/><text:tab/><text:tab/><text:tab/></text:p>
      <text:p text:style-name="No_20_Spacing"><text:tab/>ALF='R'<text:tab/><text:tab/><text:tab/><text:tab/></text:p>
      <text:p text:style-name="No_20_Spacing"><text:tab/>WRITE(2,310) ALF,R<text:tab/><text:tab/><text:tab/><text:tab/><text:tab/></text:p>
      <text:p text:style-name="P2">C<text:tab/><text:tab/><text:tab/><text:tab/><text:tab/><text:tab/></text:p>
      <text:p text:style-name="P2">C<text:tab/>1. COSTRUISCI IL VETTORE-MOLTEPLICITA' -DIAG(Q): VMQ<text:tab/><text:tab/></text:p>
      <text:p text:style-name="No_20_Spacing">C<text:tab/><text:tab/><text:tab/><text:tab/><text:tab/><text:tab/></text:p>
      <text:p text:style-name="No_20_Spacing"><text:tab/>DO 20 I=1,N<text:tab/><text:tab/><text:tab/><text:tab/><text:tab/></text:p>
      <text:p text:style-name="No_20_Spacing"><text:tab/>CONQ=0<text:tab/><text:tab/><text:tab/><text:tab/><text:tab/></text:p>
      <text:p text:style-name="No_20_Spacing"><text:tab/>CONR=0<text:tab/><text:tab/><text:tab/><text:tab/><text:tab/></text:p>
      <text:p text:style-name="No_20_Spacing"><text:tab/>DO 10 j=1,N<text:tab/></text:p>
      <text:p text:style-name="No_20_Spacing"><text:tab/>IF(DEBUG.EQ.'D')PRINT *, 'J=', J, 'CONQ=',CONQ,'CONR=', CONR </text:p>
      <text:p text:style-name="No_20_Spacing"><text:tab/>IF(I.EQ.Q(j,j)) CONQ=CONQ+1<text:tab/><text:tab/><text:tab/><text:tab/><text:tab/></text:p>
      <text:p text:style-name="No_20_Spacing"><text:tab/>IF(I.EQ.R(j,j)) CONR=CONR+1</text:p>
      <text:p text:style-name="No_20_Spacing"><text:tab/>IF(DEBUG.EQ.'D')PRINT *,' I= ',I,' Q(j,j)= ', Q(j,j) </text:p>
      <text:p text:style-name="P3"><text:tab/>IF(DEBUG.EQ.'D')PRINT *,' I= ',I,' R(j,j)= ', R(j,j) </text:p>
      <text:p text:style-name="No_20_Spacing"><text:span text:style-name="T3"><text:s/></text:span>10<text:tab/>CONTINUE<text:tab/><text:tab/><text:tab/><text:tab/><text:tab/></text:p>
      <text:p text:style-name="No_20_Spacing"><text:tab/>VMQ(I)=CONQ<text:tab/><text:tab/><text:tab/><text:tab/><text:tab/></text:p>
      <text:p text:style-name="No_20_Spacing"><text:tab/>IF(CONR.NE.VMQ(I)) GOTO 500</text:p>
      <text:p text:style-name="No_20_Spacing"><text:tab/>IF(DEBUG.EQ.'D') PRINT *, 'CONR.EQ.VMQ(', I,')'</text:p>
      <text:p text:style-name="No_20_Spacing"><text:span text:style-name="T3"><text:s/></text:span><text:span text:style-name="T1">20<text:tab/>CONTINUE</text:span></text:p>
      <text:p text:style-name="P2"><text:tab/>IF(DEBUG.EQ.'D')PRINT *, 'EXIT OK <text:s/>COSTRUISCI IL </text:p>
      <text:p text:style-name="P2"><text:soft-page-break/><text:span text:style-name="T3"><text:s text:c="5"/></text:span>$ <text:s/>VETTORE-MOLTEPLICITA -DIAG(Q) VMQ'</text:p>
      <text:p text:style-name="No_20_Spacing">C<text:tab/><text:tab/><text:tab/><text:tab/><text:tab/><text:tab/></text:p>
      <text:p text:style-name="No_20_Spacing">C<text:tab/>VMQ==VMR<text:tab/><text:tab/><text:tab/><text:tab/><text:tab/></text:p>
      <text:p text:style-name="No_20_Spacing">C<text:tab/><text:tab/><text:tab/><text:tab/><text:tab/><text:tab/></text:p>
      <text:p text:style-name="No_20_Spacing">C<text:tab/>2. <text:span text:style-name="T1">PRENDI L'ELEMENTO CON MOLTEPLICITA' MINORE<text:tab/><text:tab/><text:tab/></text:span></text:p>
      <text:p text:style-name="No_20_Spacing">C<text:tab/><text:tab/><text:tab/><text:tab/><text:tab/><text:tab/></text:p>
      <text:p text:style-name="No_20_Spacing"><text:tab/>MIN=N+1<text:tab/><text:tab/><text:tab/><text:tab/><text:tab/></text:p>
      <text:p text:style-name="No_20_Spacing"><text:tab/>IBT=1<text:tab/><text:tab/><text:tab/><text:tab/><text:tab/></text:p>
      <text:p text:style-name="No_20_Spacing"><text:tab/>DO 30 I=1,N<text:tab/><text:tab/><text:tab/><text:tab/><text:tab/></text:p>
      <text:p text:style-name="No_20_Spacing"><text:tab/>IF((MIN.LE.VMQ(I)).OR.(VMQ(I).EQ.0)) GOTO 30</text:p>
      <text:p text:style-name="No_20_Spacing"><text:tab/><text:span text:style-name="T1">MIN=VMQ(I)<text:tab/><text:tab/><text:tab/><text:tab/><text:tab/></text:span></text:p>
      <text:p text:style-name="P2"><text:tab/>IBT=I<text:tab/><text:tab/><text:tab/><text:tab/><text:tab/></text:p>
      <text:p text:style-name="P2"><text:span text:style-name="T3"><text:s/></text:span>30<text:tab/>CONTINUE<text:tab/><text:tab/><text:tab/><text:tab/><text:tab/></text:p>
      <text:p text:style-name="P2"><text:tab/>BT=MIN<text:tab/><text:tab/><text:tab/><text:tab/><text:tab/></text:p>
      <text:p text:style-name="P2">C<text:tab/><text:tab/><text:tab/><text:tab/><text:tab/><text:tab/></text:p>
      <text:p text:style-name="P2">C<text:tab/>CERCA L'INDICE DI IBT IN DIAG(Q)<text:tab/><text:tab/><text:tab/></text:p>
      <text:p text:style-name="No_20_Spacing">C<text:tab/><text:tab/><text:tab/><text:tab/><text:tab/><text:tab/></text:p>
      <text:p text:style-name="No_20_Spacing"><text:tab/>DO 40 I=1,N<text:tab/><text:tab/><text:tab/><text:tab/><text:tab/></text:p>
      <text:p text:style-name="No_20_Spacing"><text:tab/>IF(IBT.NE.Q(I,I)) GO TO 40<text:tab/><text:tab/><text:tab/><text:tab/><text:tab/></text:p>
      <text:p text:style-name="No_20_Spacing"><text:tab/>IDQ=I<text:tab/><text:tab/><text:tab/><text:tab/><text:tab/></text:p>
      <text:p text:style-name="No_20_Spacing"><text:tab/>GO TO 50<text:tab/><text:tab/><text:tab/><text:tab/><text:tab/></text:p>
      <text:p text:style-name="No_20_Spacing"><text:span text:style-name="T3"><text:s/></text:span>40<text:tab/>CONTINUE<text:tab/><text:tab/><text:tab/><text:tab/><text:tab/></text:p>
      <text:p text:style-name="No_20_Spacing"><text:span text:style-name="T3"><text:s/></text:span><text:span text:style-name="T1">50<text:tab/>CONTINUE<text:tab/><text:tab/><text:tab/><text:tab/><text:tab/></text:span></text:p>
      <text:p text:style-name="P2">C<text:tab/><text:tab/><text:tab/><text:tab/><text:tab/><text:tab/></text:p>
      <text:p text:style-name="P2">C<text:tab/>3. COSTRUISCI LA MASK DI DIAGR( R ): U<text:tab/><text:tab/><text:tab/><text:tab/></text:p>
      <text:p text:style-name="No_20_Spacing">C<text:tab/><text:tab/><text:tab/><text:tab/><text:tab/><text:tab/></text:p>
      <text:p text:style-name="No_20_Spacing"><text:tab/>J=0<text:tab/><text:tab/><text:tab/><text:tab/><text:tab/></text:p>
      <text:p text:style-name="No_20_Spacing"><text:tab/>DO 60 I=1,N<text:tab/><text:tab/><text:tab/><text:tab/><text:tab/></text:p>
      <text:p text:style-name="No_20_Spacing"><text:tab/>IF(R(I,I).NE.IBT) GOTO 60<text:tab/><text:tab/><text:tab/><text:tab/><text:tab/></text:p>
      <text:p text:style-name="No_20_Spacing"><text:tab/><text:span text:style-name="T1">J=J+1<text:tab/><text:tab/><text:tab/><text:tab/><text:tab/></text:span></text:p>
      <text:p text:style-name="P2"><text:tab/>U(J)=I<text:tab/><text:tab/><text:tab/><text:tab/><text:tab/></text:p>
      <text:p text:style-name="P2"><text:span text:style-name="T3"><text:s/></text:span>60<text:tab/>CONTINUE<text:tab/><text:tab/><text:tab/><text:tab/><text:tab/></text:p>
      <text:p text:style-name="P2">C<text:tab/><text:tab/><text:tab/><text:tab/><text:tab/><text:tab/></text:p>
      <text:p text:style-name="P2">C<text:tab/>COSTRUITO U</text:p>
      <text:p text:style-name="P2"><text:tab/>IF(DEBUG.EQ.'D')PRINT *, 'COSTRUITO U'</text:p>
      <text:p text:style-name="No_20_Spacing"><text:span text:style-name="T1"><text:tab/></text:span>IF(DEBUG.EQ.'D')PRINT 900 ,U</text:p>
      <text:p text:style-name="No_20_Spacing"><text:span text:style-name="T3"><text:s/></text:span><text:span text:style-name="T1">900<text:tab/>FORMAT(1H0, 'U= ', 10(2X, I2))</text:span></text:p>
      <text:p text:style-name="P2">C<text:tab/><text:tab/><text:tab/><text:tab/><text:tab/><text:tab/></text:p>
      <text:p text:style-name="P2">C<text:tab/><text:tab/><text:tab/><text:tab/><text:tab/><text:tab/></text:p>
      <text:p text:style-name="P2">C<text:tab/><text:tab/><text:tab/><text:tab/><text:tab/><text:tab/></text:p>
      <text:p text:style-name="P2">C<text:tab/>COSTRUISCI RIL<text:tab/><text:tab/><text:tab/><text:tab/><text:tab/></text:p>
      <text:p text:style-name="No_20_Spacing">C<text:tab/><text:tab/><text:tab/><text:tab/><text:tab/><text:tab/></text:p>
      <text:p text:style-name="No_20_Spacing"><text:tab/>DO 70 J=1,N<text:tab/><text:tab/><text:tab/><text:tab/><text:tab/></text:p>
      <text:p text:style-name="No_20_Spacing"><text:span text:style-name="T3"><text:s/></text:span>70<text:tab/>RIL(J)=Q(J,IDQ)<text:tab/><text:tab/><text:tab/><text:tab/><text:tab/></text:p>
      <text:p text:style-name="P2">C<text:tab/><text:tab/><text:tab/><text:tab/><text:tab/><text:tab/></text:p>
      <text:p text:style-name="P2">C<text:tab/>ITERAZIONE<text:tab/><text:tab/><text:tab/><text:tab/><text:tab/></text:p>
      <text:p text:style-name="P2">C<text:tab/><text:tab/><text:tab/><text:tab/><text:tab/><text:tab/></text:p>
      <text:p text:style-name="P2"><text:tab/>DO 150 I=1,BT<text:tab/><text:tab/><text:tab/><text:tab/><text:tab/></text:p>
      <text:p text:style-name="P2"><text:tab/>D=U(I)<text:tab/><text:tab/><text:tab/><text:tab/><text:tab/></text:p>
      <text:p text:style-name="P2">C<text:tab/><text:tab/><text:tab/><text:tab/><text:tab/><text:tab/></text:p>
      <text:p text:style-name="P2">C<text:tab/>COSTRUISCI -RDLPH1-<text:tab/><text:tab/><text:tab/><text:tab/><text:tab/></text:p>
      <text:p text:style-name="No_20_Spacing">C<text:tab/><text:tab/><text:tab/><text:tab/><text:tab/><text:tab/></text:p>
      <text:p text:style-name="No_20_Spacing"><text:tab/>DO 80 J=1,N<text:tab/><text:tab/><text:tab/><text:tab/><text:tab/></text:p>
      <text:p text:style-name="No_20_Spacing"><text:tab/>K=R(J,D)<text:tab/><text:tab/><text:tab/><text:tab/><text:tab/></text:p>
      <text:p text:style-name="No_20_Spacing"><text:span text:style-name="T3"><text:s/></text:span>80<text:tab/>RDLPM1(K)=J<text:tab/><text:tab/><text:tab/><text:tab/><text:tab/></text:p>
      <text:p text:style-name="P2"><text:soft-page-break/>C<text:tab/><text:tab/><text:tab/><text:tab/><text:tab/><text:tab/></text:p>
      <text:p text:style-name="P2">C<text:tab/>ESEGUI IL PRODOTTO: RIL*RDLPN1<text:tab/><text:tab/><text:tab/><text:tab/><text:tab/></text:p>
      <text:p text:style-name="No_20_Spacing">C<text:tab/><text:tab/><text:tab/><text:tab/><text:tab/><text:tab/></text:p>
      <text:p text:style-name="No_20_Spacing"><text:tab/>DO 90 J=1,N<text:tab/><text:tab/><text:tab/><text:tab/><text:tab/></text:p>
      <text:p text:style-name="No_20_Spacing"><text:tab/>IND=RIL(J)<text:tab/><text:tab/><text:tab/><text:tab/><text:tab/></text:p>
      <text:p text:style-name="No_20_Spacing"><text:span text:style-name="T3"><text:s/></text:span>90<text:tab/>S(J)=RDLPM1(IND)<text:tab/><text:tab/><text:tab/><text:tab/><text:tab/></text:p>
      <text:p text:style-name="No_20_Spacing">C<text:tab/><text:tab/><text:tab/><text:tab/><text:tab/><text:tab/></text:p>
      <text:p text:style-name="P2">C<text:tab/>TEST: -S- E' LA PERMUTAZIONE CERCATA?<text:tab/><text:tab/><text:tab/><text:tab/></text:p>
      <text:p text:style-name="No_20_Spacing">C<text:tab/><text:tab/><text:tab/><text:tab/><text:tab/><text:tab/></text:p>
      <text:p text:style-name="No_20_Spacing"><text:tab/>DO 130 K=1,N<text:tab/><text:tab/><text:tab/><text:tab/><text:tab/></text:p>
      <text:p text:style-name="No_20_Spacing"><text:tab/>CALL LISTVA(Q,K,VIL,N)<text:tab/><text:tab/><text:tab/><text:tab/><text:tab/></text:p>
      <text:p text:style-name="No_20_Spacing"><text:tab/>CALL LISTVA(R,K,VIL1,N)<text:tab/><text:tab/><text:tab/><text:tab/><text:tab/></text:p>
      <text:p text:style-name="P2">C<text:tab/>VIL, VIL1: LISTE DEI VALORI IN Q <text:s/>ED R<text:tab/><text:tab/><text:tab/><text:tab/></text:p>
      <text:p text:style-name="P2">C<text:tab/>ESEGUI I PRODOTTI: (SM1*VIL)*S := LIST<text:tab/><text:tab/><text:tab/><text:tab/></text:p>
      <text:p text:style-name="No_20_Spacing"><text:span text:style-name="T1"><text:tab/></text:span>DO 100 J=1,N<text:tab/><text:tab/><text:tab/><text:tab/><text:tab/></text:p>
      <text:p text:style-name="No_20_Spacing"><text:tab/>IND=S(J)<text:tab/><text:tab/><text:tab/><text:tab/><text:tab/></text:p>
      <text:p text:style-name="No_20_Spacing"><text:span text:style-name="T3"><text:s/></text:span>100<text:tab/>LIST1(IND)=VIL(J)<text:tab/><text:tab/><text:tab/><text:tab/><text:tab/></text:p>
      <text:p text:style-name="No_20_Spacing"><text:tab/>DO 110 J=1,N<text:tab/><text:tab/><text:tab/><text:tab/><text:tab/></text:p>
      <text:p text:style-name="No_20_Spacing"><text:tab/>IND=LIST1(J)<text:tab/><text:tab/><text:tab/><text:tab/><text:tab/></text:p>
      <text:p text:style-name="No_20_Spacing"><text:span text:style-name="T3"><text:s/></text:span>110<text:tab/>LIST(J)=S(IND)<text:tab/><text:tab/><text:tab/><text:tab/><text:tab/></text:p>
      <text:p text:style-name="No_20_Spacing">C<text:tab/><text:tab/><text:tab/><text:tab/><text:tab/><text:tab/></text:p>
      <text:p text:style-name="No_20_Spacing">C<text:tab/>TEST: LIST.EQ.VIL1?<text:tab/><text:tab/><text:tab/><text:tab/><text:tab/></text:p>
      <text:p text:style-name="No_20_Spacing">C<text:tab/><text:tab/></text:p>
      <text:p text:style-name="No_20_Spacing"><text:tab/>IF(DEBUG.EQ.'D')PRINT 310, 'LIST',LIST</text:p>
      <text:p text:style-name="No_20_Spacing"><text:tab/>IF(DEBUG.EQ.'D')PRINT 310, 'VIL1',VIL1</text:p>
      <text:p text:style-name="No_20_Spacing"><text:tab/>DO 120 J=1,N<text:tab/><text:tab/><text:tab/><text:tab/><text:tab/></text:p>
      <text:p text:style-name="No_20_Spacing"><text:tab/>IF(VIL1(J).NE.LIST(J)) GOTO 150<text:tab/>! .TRUE. : Q.NISO.R<text:tab/></text:p>
      <text:p text:style-name="No_20_Spacing"><text:span text:style-name="T3"><text:s/></text:span>120<text:tab/>CONTINUE<text:tab/><text:tab/><text:tab/><text:tab/><text:tab/></text:p>
      <text:p text:style-name="No_20_Spacing"><text:span text:style-name="T3"><text:s/></text:span><text:span text:style-name="T1">130<text:tab/>CONTINUE<text:tab/><text:tab/><text:tab/><text:tab/><text:tab/></text:span></text:p>
      <text:p text:style-name="P2">C<text:tab/><text:tab/><text:tab/><text:tab/><text:tab/><text:tab/></text:p>
      <text:p text:style-name="P2">C<text:tab/>Q.ISO.R <text:s/>=&gt; <text:s/>-S- E' LA PERMUTAZIONE<text:tab/></text:p>
      <text:p text:style-name="No_20_Spacing">C<text:tab/><text:tab/><text:tab/><text:tab/><text:tab/><text:tab/></text:p>
      <text:p text:style-name="No_20_Spacing"><text:tab/>GO TO 400<text:tab/><text:tab/><text:tab/><text:tab/>! : Q.ISO.R<text:tab/></text:p>
      <text:p text:style-name="No_20_Spacing">C<text:tab/><text:tab/><text:tab/><text:tab/><text:tab/><text:tab/></text:p>
      <text:p text:style-name="No_20_Spacing"><text:span text:style-name="T3"><text:s/></text:span>150<text:tab/>CONTINUE</text:p>
      <text:p text:style-name="No_20_Spacing"><text:tab/>IF(DEBUG.EQ.'D')PRINT 210</text:p>
      <text:p text:style-name="No_20_Spacing"><text:tab/>IF(DEBUG.EQ.'D')PRINT *, <text:s/>'EXIT 150'<text:tab/></text:p>
      <text:p text:style-name="P2">C<text:tab/>Q ED R NON ISOMORFI<text:tab/><text:tab/><text:tab/><text:tab/><text:tab/></text:p>
      <text:p text:style-name="No_20_Spacing"><text:span text:style-name="T2"><text:s/></text:span>500<text:tab/>WRITE(2,210)</text:p>
      <text:p text:style-name="No_20_Spacing"><text:tab/>PRINT 210</text:p>
      <text:p text:style-name="No_20_Spacing"><text:tab/>IF(DEBUG.EQ.'D')PRINT *, 'EXIT 500'</text:p>
      <text:p text:style-name="No_20_Spacing"><text:tab/>STOP<text:tab/><text:tab/><text:tab/><text:tab/><text:tab/></text:p>
      <text:p text:style-name="No_20_Spacing">C<text:tab/>Q ED R ISOMORFI<text:tab/><text:tab/><text:tab/><text:tab/><text:tab/></text:p>
      <text:p text:style-name="No_20_Spacing"><text:span text:style-name="T3"><text:s/></text:span>400<text:tab/>WRITE(2, 220)<text:tab/><text:tab/><text:tab/><text:tab/><text:tab/></text:p>
      <text:p text:style-name="No_20_Spacing"><text:tab/>WRITE(2, 240) (K,S(K),K=1,N)<text:tab/><text:tab/><text:tab/><text:tab/><text:tab/></text:p>
      <text:p text:style-name="No_20_Spacing"><text:tab/><text:span text:style-name="T1">WRITE(2, 230)</text:span></text:p>
      <text:p text:style-name="P2"><text:tab/>PRINT 220</text:p>
      <text:p text:style-name="P2"><text:tab/>STOP<text:tab/><text:tab/><text:tab/><text:tab/><text:tab/></text:p>
      <text:p text:style-name="P2">C<text:tab/><text:tab/><text:tab/><text:tab/><text:tab/><text:tab/></text:p>
      <text:p text:style-name="P2">C<text:tab/>FORMATI I/O<text:tab/><text:tab/><text:tab/><text:tab/><text:tab/></text:p>
      <text:p text:style-name="P2">C<text:tab/><text:tab/><text:tab/><text:tab/><text:tab/><text:tab/></text:p>
      <text:p text:style-name="P2"><text:span text:style-name="T3"><text:s/></text:span>200<text:tab/>FORMAT(10I2)<text:tab/><text:tab/><text:tab/><text:tab/><text:tab/></text:p>
      <text:p text:style-name="P2"><text:span text:style-name="T3"><text:s/></text:span>210<text:tab/>FORMAT(1H1,10X, 'Q ED R NON ISOMORFI.', //,10X,'ELABORAZIONE </text:p>
      <text:p text:style-name="P2"><text:span text:style-name="T3"><text:s text:c="5"/></text:span>$TERMINATA.')<text:tab/><text:tab/><text:tab/></text:p>
      <text:p text:style-name="P2"><text:tab/><text:tab/><text:tab/><text:tab/><text:tab/><text:tab/></text:p>
      <text:p text:style-name="P2"><text:soft-page-break/><text:span text:style-name="T3"><text:s/></text:span>220<text:tab/>FORMAT(1H1, 10X,'Q ED R SONO ISOMORFI &lt;ALFA, ALFA&gt;',//,10X,</text:p>
      <text:p text:style-name="P2"><text:span text:style-name="T3"><text:s text:c="5"/></text:span>$ <text:s/>'LA PERMUTAZIONE ALFA ',</text:p>
      <text:p text:style-name="P2"><text:span text:style-name="T3"><text:s text:c="5"/></text:span>$ <text:s/>2HE',' LA SEGUENTE :')<text:tab/><text:tab/></text:p>
      <text:p text:style-name="P2"><text:tab/><text:tab/><text:tab/><text:tab/><text:tab/><text:tab/></text:p>
      <text:p text:style-name="No_20_Spacing"><text:span text:style-name="T2"><text:s/></text:span><text:span text:style-name="T1">230 <text:s text:c="2"/><text:tab/>FORMAT(1H0,//,10X,'ELABORAZIONE TERMINATA.')<text:tab/><text:tab/><text:tab/></text:span></text:p>
      <text:p text:style-name="No_20_Spacing"><text:span text:style-name="T2"><text:s/></text:span><text:span text:style-name="T1">240 <text:s text:c="2"/><text:tab/>FORMAT(1H0,//,(5X,I5,4H --&gt; <text:s/>, I5//))<text:tab/><text:tab/><text:tab/><text:tab/></text:span></text:p>
      <text:p text:style-name="No_20_Spacing"><text:span text:style-name="T2"><text:s/></text:span><text:span text:style-name="T1">300 <text:s text:c="2"/><text:tab/>FORMAT(1H1,//,44X,'* TEST DI ISOMORFISMO TRA QUADRATI LATINI *')</text:span></text:p>
      <text:p text:style-name="P2"><text:tab/><text:tab/><text:tab/><text:tab/><text:tab/><text:tab/></text:p>
      <text:p text:style-name="No_20_Spacing"><text:span text:style-name="T2"><text:s/></text:span><text:span text:style-name="T1">310 <text:s text:c="2"/><text:tab/>FORMAT(1H1, 10X, 'QUADRATO <text:s/>', A5,2H :,///,(15X, 10I5//))<text:tab/></text:span></text:p>
      <text:p text:style-name="P2">C<text:tab/><text:tab/><text:tab/><text:tab/><text:tab/><text:tab/></text:p>
      <text:p text:style-name="P2"><text:tab/>END</text:p>
      <text:p text:style-name="P2">C</text:p>
      <text:p text:style-name="P2"><text:tab/>SUBROUTINE LISTVA(A,I,L,N)</text:p>
      <text:p text:style-name="P2">C</text:p>
      <text:p text:style-name="P2">C <text:s text:c="6"/>COSTRUISCI LA LISTA -L- DEI VALORI I NEL LATIN SQUARE -A- </text:p>
      <text:p text:style-name="P2">C</text:p>
      <text:p text:style-name="P2"><text:tab/>IMPLICIT INTEGER (A-Z)</text:p>
      <text:p text:style-name="P2"><text:tab/>DIMENSION A(N,N), L(N)</text:p>
      <text:p text:style-name="No_20_Spacing"><text:span text:style-name="T1"><text:tab/></text:span>DO 20 J=1,N</text:p>
      <text:p text:style-name="No_20_Spacing"><text:tab/>DO 10 K=1,N</text:p>
      <text:p text:style-name="No_20_Spacing"><text:tab/>IF(A(K,J).EQ.I) GOTO 20</text:p>
      <text:p text:style-name="No_20_Spacing"><text:span text:style-name="T3"><text:s/></text:span>10<text:tab/>CONTINUE</text:p>
      <text:p text:style-name="No_20_Spacing"><text:tab/>STOP 1</text:p>
      <text:p text:style-name="No_20_Spacing"><text:span text:style-name="T3"><text:s/></text:span>20<text:tab/>L(J)=K</text:p>
      <text:p text:style-name="No_20_Spacing"><text:tab/>RETURN</text:p>
      <text:p text:style-name="No_20_Spacing"><text:tab/>END</text:p>
      <text:p text:style-name="No_20_Spacing"/>
      <text:p text:style-name="P5">C<text:tab/>********</text:p>
      <text:p text:style-name="P2">C<text:tab/>FILE: OCR_FORTRAN-PAG-01-06.pdf $TIJRCO.ISO-AB/SIG</text:p>
      <text:p text:style-name="P2">C<text:tab/>ISOMORFISMO <text:s/>&lt;ALFA,BETA, ID&gt; TRA QUADRATI LATINI</text:p>
      <text:p text:style-name="No_20_Spacing">C</text:p>
      <text:p text:style-name="No_20_Spacing">C<text:tab/>********</text:p>
      <text:p text:style-name="No_20_Spacing">C</text:p>
      <text:p text:style-name="No_20_Spacing"><text:span text:style-name="T3"><text:s text:c="6"/></text:span>IMPLICIT INTEGER (A-Z)</text:p>
      <text:p text:style-name="No_20_Spacing"><text:span text:style-name="T3"><text:s text:c="6"/></text:span>CHARACTER*50 ALF, DEBUG</text:p>
      <text:p text:style-name="No_20_Spacing"><text:span text:style-name="T3"><text:s text:c="6"/></text:span><text:span text:style-name="T1">PARAMETER (N=10)</text:span></text:p>
      <text:p text:style-name="P2"><text:span text:style-name="T3"><text:s text:c="6"/></text:span>DIMENSION Q(N,N), P(N,N),BETA(N), ALFA(N), RIQ(N), CIQ(N), RIP(N)</text:p>
      <text:p text:style-name="No_20_Spacing"><text:span text:style-name="T2"><text:s text:c="6"/></text:span>DIMENSION CTIP(N), SM1(N),VKQ(N), VKP(N), LIST(N), LIST1(N)</text:p>
      <text:p text:style-name="No_20_Spacing"><text:span text:style-name="T3"><text:s text:c="6"/></text:span>EQUIVALENCE (RIP,CTIP), (SM1,RIP), (LIST,VKQ)</text:p>
      <text:p text:style-name="No_20_Spacing"><text:span text:style-name="T3"><text:s text:c="6"/></text:span>PRINT *, 'ENTER D FOR DEBUG, N '</text:p>
      <text:p text:style-name="No_20_Spacing"><text:span text:style-name="T3"><text:s text:c="6"/></text:span>READ *, DEBUG</text:p>
      <text:p text:style-name="No_20_Spacing"><text:span text:style-name="T3"><text:s text:c="6"/></text:span>ALF='c:\\G77\\QR-AB.DAT'</text:p>
      <text:p text:style-name="No_20_Spacing"><text:span text:style-name="T3"><text:s text:c="6"/></text:span>IF(DEBUG.EQ.'D') PRINT *, 'OPENING ', ALF</text:p>
      <text:p text:style-name="No_20_Spacing">C <text:s text:c="4"/>PRINT *, 'ENTER Q'</text:p>
      <text:p text:style-name="No_20_Spacing">C <text:s text:c="4"/>READ(5,200) ((Q(I,J),I=1,N),J=1,N)</text:p>
      <text:p text:style-name="No_20_Spacing">C <text:s text:c="4"/>PRINT *, 'ENTER R'</text:p>
      <text:p text:style-name="No_20_Spacing">C <text:s text:c="4"/>READ(5,200) ((R(I,J),I=1,N),J=1,N)</text:p>
      <text:p text:style-name="No_20_Spacing"><text:span text:style-name="T3"><text:s text:c="6"/></text:span>OPEN(UNIT=1,FILE=ALF)</text:p>
      <text:p text:style-name="No_20_Spacing"><text:span text:style-name="T3"><text:s text:c="6"/></text:span>READ(1,200) ((Q(I,J),I=1,N),J=1,N)</text:p>
      <text:p text:style-name="No_20_Spacing"><text:span text:style-name="T3"><text:s text:c="6"/></text:span>READ(1,200) ((P(I,J),I=1,N),J=1,N)</text:p>
      <text:p text:style-name="No_20_Spacing"><text:span text:style-name="T3"><text:s text:c="8"/></text:span>CLOSE(1)</text:p>
      <text:p text:style-name="No_20_Spacing"><text:span text:style-name="T3"><text:s text:c="6"/></text:span>open (unit = 2, file = 'c:\\G77\\OUT-ISO-AB.TXT')</text:p>
      <text:p text:style-name="No_20_Spacing"><text:span text:style-name="T3"><text:s text:c="6"/></text:span>PRINT 300</text:p>
      <text:p text:style-name="No_20_Spacing"><text:span text:style-name="T3"><text:s text:c="6"/></text:span>WRITE(2, 300)</text:p>
      <text:p text:style-name="No_20_Spacing"><text:span text:style-name="T3"><text:s text:c="6"/></text:span>ALF='Q'</text:p>
      <text:p text:style-name="No_20_Spacing"><text:tab/> <text:s/>PRINT 310, ALF, Q</text:p>
      <text:p text:style-name="No_20_Spacing"><text:span text:style-name="T3"><text:s text:c="6"/></text:span>WRITE(2, 310) ALF,Q</text:p>
      <text:p text:style-name="No_20_Spacing"><text:tab/> <text:s/>ALF='P'</text:p>
      <text:p text:style-name="No_20_Spacing"><text:tab/> <text:s/>PRINT 310, ALF, P</text:p>
      <text:p text:style-name="No_20_Spacing"><text:tab/> <text:s/><text:span text:style-name="T1">WRITE(2, 310) ALF,P</text:span></text:p>
      <text:p text:style-name="P2">C</text:p>
      <text:p text:style-name="P2">C <text:s text:c="4"/>FISSA UNA RIGA DI Q: -II-</text:p>
      <text:p text:style-name="P2">C</text:p>
      <text:p text:style-name="P2"><text:span text:style-name="T3"><text:s text:c="8"/></text:span>II=N/2</text:p>
      <text:p text:style-name="P2">C</text:p>
      <text:p text:style-name="P2">C <text:s text:c="4"/>1. COSTRUISCI: -RIQ-,-CIQ-</text:p>
      <text:p text:style-name="No_20_Spacing">C</text:p>
      <text:p text:style-name="No_20_Spacing"><text:span text:style-name="T3"><text:s text:c="8"/></text:span>DO 10 J=1,N</text:p>
      <text:p text:style-name="No_20_Spacing"><text:span text:style-name="T3"><text:s text:c="8"/></text:span>RIQ(J)=Q(J,II)</text:p>
      <text:p text:style-name="No_20_Spacing"><text:span text:style-name="T3"><text:s/></text:span><text:span text:style-name="T1">10 <text:s text:c="4"/>CIQ(J)=Q(II,J)</text:span></text:p>
      <text:p text:style-name="P2">C</text:p>
      <text:p text:style-name="P2">C <text:s text:c="4"/>ITERAZIONE</text:p>
      <text:p text:style-name="P2">C</text:p>
      <text:p text:style-name="P2"><text:span text:style-name="T3"><text:s text:c="8"/></text:span>DO 100 I=1,N</text:p>
      <text:p text:style-name="P2">C <text:s text:c="4"/>* COSTRUISCI -BETA-</text:p>
      <text:p text:style-name="P2">C</text:p>
      <text:p text:style-name="P2">C <text:s text:c="4"/>COSTRUISCI -RIP- (-1)</text:p>
      <text:p text:style-name="P2">C</text:p>
      <text:p text:style-name="P2"><text:soft-page-break/><text:span text:style-name="T3"><text:s text:c="8"/></text:span>DO 20 J=1,N</text:p>
      <text:p text:style-name="P2"><text:span text:style-name="T3"><text:s text:c="8"/></text:span>K=P(J,I)</text:p>
      <text:p text:style-name="P2"><text:span text:style-name="T3"><text:s/></text:span>20 <text:s text:c="4"/>RIP(K)=J</text:p>
      <text:p text:style-name="P2">C</text:p>
      <text:p text:style-name="P2">C <text:s text:c="4"/>BETA &lt;-- RIQ*RIP</text:p>
      <text:p text:style-name="No_20_Spacing">C</text:p>
      <text:p text:style-name="No_20_Spacing"><text:span text:style-name="T3"><text:s text:c="8"/></text:span>CALL PRPRM(RIQ,RIP,BETA,N)</text:p>
      <text:p text:style-name="P2">C</text:p>
      <text:p text:style-name="P2">C <text:s text:c="4"/>* COSTRUISCI -ALFA-</text:p>
      <text:p text:style-name="P2">C</text:p>
      <text:p text:style-name="P2">C <text:s text:c="4"/>COSTRUISCI -CTIP- (-I)</text:p>
      <text:p text:style-name="No_20_Spacing"><text:span text:style-name="T2"><text:s text:c="8"/></text:span>K=BETA(II)</text:p>
      <text:p text:style-name="No_20_Spacing"><text:span text:style-name="T3"><text:s text:c="8"/></text:span>DO 40 J=1,N</text:p>
      <text:p text:style-name="No_20_Spacing"><text:span text:style-name="T3"><text:s text:c="11"/></text:span>IND=P(K,J)</text:p>
      <text:p text:style-name="No_20_Spacing"><text:span text:style-name="T3"><text:s/></text:span>40 <text:s text:c="7"/>CTIP(IND)=J</text:p>
      <text:p text:style-name="P2">C</text:p>
      <text:p text:style-name="P2">C <text:s text:c="4"/>ALFA=CIQ*CTIP</text:p>
      <text:p text:style-name="P2">c</text:p>
      <text:p text:style-name="No_20_Spacing"><text:span text:style-name="T2"><text:s text:c="11"/></text:span>CALL PRPRM(CIQ,CTIP,ALFA,N)</text:p>
      <text:p text:style-name="P2">C</text:p>
      <text:p text:style-name="P2">C <text:s text:c="4"/>** VERIFICA SE ALFA E BETA SONO LE PERMUTAZIONI CERCATE</text:p>
      <text:p text:style-name="No_20_Spacing">C</text:p>
      <text:p text:style-name="No_20_Spacing">C <text:s text:c="4"/>SM1=ALFA**-1</text:p>
      <text:p text:style-name="No_20_Spacing">C</text:p>
      <text:p text:style-name="No_20_Spacing"><text:span text:style-name="T3"><text:s text:c="11"/></text:span>DO 50 J=1,N</text:p>
      <text:p text:style-name="No_20_Spacing"><text:span text:style-name="T3"><text:s text:c="14"/></text:span>IND=ALFA(J)</text:p>
      <text:p text:style-name="No_20_Spacing"><text:span text:style-name="T3"><text:s/></text:span>50 <text:s text:c="10"/>SM1(IND)=J</text:p>
      <text:p text:style-name="No_20_Spacing"><text:span text:style-name="T3"><text:s text:c="14"/></text:span><text:span text:style-name="T1">DO 80 K=1,N</text:span></text:p>
      <text:p text:style-name="P2">C</text:p>
      <text:p text:style-name="P2">C <text:s text:c="4"/>COSTRUISCI -VKP- -VKQ- (LISTA VALORI I DI -P-)</text:p>
      <text:p text:style-name="No_20_Spacing">C</text:p>
      <text:p text:style-name="No_20_Spacing"><text:span text:style-name="T3"><text:s text:c="17"/></text:span>CALL LISTVA(Q,K,VKQ,N)</text:p>
      <text:p text:style-name="No_20_Spacing"><text:span text:style-name="T3"><text:s text:c="17"/></text:span>CALL LISTVA(P,K,VKP,N)</text:p>
      <text:p text:style-name="P2">C</text:p>
      <text:p text:style-name="P2">C <text:s text:c="4"/>ESEGUI I PRODOTTI: (SM1*VKQ)*BETA := LIST</text:p>
      <text:p text:style-name="No_20_Spacing">C</text:p>
      <text:p text:style-name="No_20_Spacing"><text:span text:style-name="T3"><text:s text:c="17"/></text:span>CALL PRPRM(SM1,VKQ,LIST1,N)</text:p>
      <text:p text:style-name="No_20_Spacing"><text:span text:style-name="T3"><text:s text:c="17"/></text:span>CALL PRPRM(LIST1,BETA,LIST,N)</text:p>
      <text:p text:style-name="No_20_Spacing">C</text:p>
      <text:p text:style-name="No_20_Spacing">C <text:s text:c="4"/>LIST=VKP ?</text:p>
      <text:p text:style-name="No_20_Spacing">C</text:p>
      <text:p text:style-name="No_20_Spacing"><text:span text:style-name="T3"><text:s text:c="17"/></text:span>DO 70 J=1,N</text:p>
      <text:p text:style-name="No_20_Spacing"><text:span text:style-name="T3"><text:s text:c="20"/></text:span>IF(VKP(J).NE.LIST(J)) GOTO 100</text:p>
      <text:p text:style-name="No_20_Spacing"><text:span text:style-name="T3"><text:s/></text:span><text:span text:style-name="T1">70 <text:s text:c="16"/>CONTINUE</text:span></text:p>
      <text:p text:style-name="P2"><text:span text:style-name="T3"><text:s/></text:span>80 <text:s text:c="16"/>CONTINUE</text:p>
      <text:p text:style-name="P2">C <text:s text:c="4"/>Q.ISO.P =&gt; AlFA,BETA LE PERMUTAZIONI</text:p>
      <text:p text:style-name="P2">C</text:p>
      <text:p text:style-name="P2"><text:span text:style-name="T3"><text:s text:c="20"/></text:span>GOTO 400 <text:s text:c="2"/>! Q.ISO.P</text:p>
      <text:p text:style-name="P2">C</text:p>
      <text:p text:style-name="P2"><text:span text:style-name="T3"><text:s/></text:span>100 <text:s text:c="15"/>CONTINUE ! &lt;&lt;&lt;&lt; CHIUDE IL CICLO <text:s/>&lt;&lt;&lt;&lt;</text:p>
      <text:p text:style-name="P2">C</text:p>
      <text:p text:style-name="P2"><text:soft-page-break/><text:span text:style-name="T3"><text:s text:c="20"/></text:span>PRINT 210</text:p>
      <text:p text:style-name="No_20_Spacing"><text:span text:style-name="T2"><text:s text:c="20"/></text:span>WRITE(2,210)</text:p>
      <text:p text:style-name="No_20_Spacing"><text:span text:style-name="T3"><text:s text:c="20"/></text:span>CLOSE(2)</text:p>
      <text:p text:style-name="No_20_Spacing"><text:span text:style-name="T3"><text:s text:c="20"/></text:span>STOP</text:p>
      <text:p text:style-name="No_20_Spacing"><text:span text:style-name="T3"><text:s/></text:span>400 <text:s text:c="15"/>PRINT 220</text:p>
      <text:p text:style-name="No_20_Spacing"><text:span text:style-name="T3"><text:s text:c="20"/></text:span>WRITE(2,220)</text:p>
      <text:p text:style-name="No_20_Spacing"><text:span text:style-name="T3"><text:s text:c="20"/></text:span>CALL ASSPRM(ALFA,LIST,LIST1,NC,N)</text:p>
      <text:p text:style-name="No_20_Spacing"><text:span text:style-name="T3"><text:s text:c="20"/></text:span>CALL PRTPRM(LIST,LIST1,NC,N,-999999)</text:p>
      <text:p text:style-name="No_20_Spacing"><text:span text:style-name="T3"><text:s text:c="20"/></text:span>PRINT 250</text:p>
      <text:p text:style-name="No_20_Spacing"><text:span text:style-name="T3"><text:s text:c="20"/></text:span>WRITE(2, 250)</text:p>
      <text:p text:style-name="No_20_Spacing"><text:span text:style-name="T3"><text:s text:c="20"/></text:span>CALL ASSPRM(BETA,LIST,LIST1,NC,N)</text:p>
      <text:p text:style-name="No_20_Spacing"><text:span text:style-name="T3"><text:s text:c="20"/></text:span>CALL PRTPRM(LIST,LIST1,NC,N,-999999)</text:p>
      <text:p text:style-name="No_20_Spacing"><text:span text:style-name="T3"><text:s text:c="20"/></text:span>PRINT 230</text:p>
      <text:p text:style-name="No_20_Spacing"><text:span text:style-name="T3"><text:s text:c="20"/></text:span>WRITE(2, 230)</text:p>
      <text:p text:style-name="No_20_Spacing"><text:span text:style-name="T3"><text:s text:c="20"/></text:span>CLOSE(2)</text:p>
      <text:p text:style-name="No_20_Spacing"><text:span text:style-name="T3"><text:s text:c="20"/></text:span>STOP</text:p>
      <text:p text:style-name="No_20_Spacing">C</text:p>
      <text:p text:style-name="No_20_Spacing">C<text:tab/>FORMATI I/O</text:p>
      <text:p text:style-name="P2">C</text:p>
      <text:p text:style-name="P2"><text:span text:style-name="T3"><text:s/></text:span>200<text:tab/>FORMAT(10I2)</text:p>
      <text:p text:style-name="P2"><text:span text:style-name="T3"><text:s/></text:span>210<text:tab/>FORMAT(1H1,10X, 'Q ED P NON SONO ISOMORFI &lt;ALFA,BETA,ID&gt;',</text:p>
      <text:p text:style-name="P2"><text:span text:style-name="T3"><text:s text:c="5"/></text:span>$ <text:s/>//,10X,'ELABORAZIONE TERMINATA.')</text:p>
      <text:p text:style-name="P2"><text:span text:style-name="T3"><text:s/></text:span>220<text:tab/>FORMAT(1H1, 10X,'Q ED R SONO ISOMORFI &lt;ALFA, BETA&gt;',//,10X,</text:p>
      <text:p text:style-name="P2"><text:span text:style-name="T3"><text:s text:c="5"/></text:span>$ <text:s/>'LA PERMUTAZIONE ALFA ', 2HE',' LA SEGUENTE :')</text:p>
      <text:p text:style-name="P2"><text:span text:style-name="T3"><text:s/></text:span>230<text:tab/>FORMAT(1H0, //,10X,'ELABORAZIONE TERMINATA.')</text:p>
      <text:p text:style-name="P2">c 240<text:tab/>FORMAT(1H0, //,(35X,I5,4H --&gt; <text:s/>, I5//))</text:p>
      <text:p text:style-name="P2"><text:span text:style-name="T3"><text:s/></text:span>250<text:tab/>FORMAT(1H1, 10X,//,'LA PERMUTAZIONE BETA ', 2HE',' LA SEGUENTE :')</text:p>
      <text:p text:style-name="P2"><text:span text:style-name="T3"><text:s/></text:span>300<text:tab/>FORMAT(1H1, //, 44X,'* TEST DI ISOMORFISMO TRA QUADRATI LATINI *')</text:p>
      <text:p text:style-name="P2"><text:span text:style-name="T3"><text:s/></text:span>310<text:tab/>FORMAT(1H1,40X, 'QUADRATO <text:s/>', A2,2H :,///,(35X, 10I5//))</text:p>
      <text:p text:style-name="No_20_Spacing">C</text:p>
      <text:p text:style-name="No_20_Spacing"><text:span text:style-name="T3"><text:s text:c="8"/></text:span>END</text:p>
      <text:p text:style-name="P6">C</text:p>
      <text:p text:style-name="No_20_Spacing">C <text:s text:c="6"/>SUBROUTINES LATIN-SQUARE SOFTWARE</text:p>
      <text:p text:style-name="P2">C <text:s text:c="6"/>Q$~$Q$*$TURCO(l) PRPRM/ISQ</text:p>
      <text:p text:style-name="No_20_Spacing">C</text:p>
      <text:p text:style-name="No_20_Spacing"><text:span text:style-name="T3"><text:s text:c="6"/></text:span>SUBROUTINE PRPRM (P1,P2,P3,N)</text:p>
      <text:p text:style-name="No_20_Spacing"><text:span text:style-name="T3"><text:s text:c="6"/></text:span><text:span text:style-name="T1">IMPLICIT INTEGER (A-Z)</text:span></text:p>
      <text:p text:style-name="P2"><text:span text:style-name="T3"><text:s text:c="6"/></text:span>DIMENSION P1(N), P2(N), P3(N)</text:p>
      <text:p text:style-name="P2">C</text:p>
      <text:p text:style-name="P2">C ESEGUI IL PRODOTTO: P1*P2=P3</text:p>
      <text:p text:style-name="No_20_Spacing">C</text:p>
      <text:p text:style-name="No_20_Spacing"><text:span text:style-name="T3"><text:s text:c="6"/></text:span>DO 10 J= 1,N</text:p>
      <text:p text:style-name="No_20_Spacing"><text:span text:style-name="T3"><text:s text:c="6"/></text:span>IND=P1(J)</text:p>
      <text:p text:style-name="No_20_Spacing"><text:span text:style-name="T3"><text:s/></text:span>10 <text:s text:c="2"/>P3(J)=P2(IND)</text:p>
      <text:p text:style-name="No_20_Spacing"><text:span text:style-name="T3"><text:s text:c="6"/></text:span>RETURN</text:p>
      <text:p text:style-name="No_20_Spacing"><text:span text:style-name="T3"><text:s text:c="6"/></text:span>END</text:p>
      <text:p text:style-name="No_20_Spacing">C</text:p>
      <text:p text:style-name="No_20_Spacing">C</text:p>
      <text:p text:style-name="No_20_Spacing">C <text:s text:c="6"/>Q$Q$QS*$TURCO(l).PRTPRM/S</text:p>
      <text:p text:style-name="No_20_Spacing">C</text:p>
      <text:p text:style-name="No_20_Spacing"><text:span text:style-name="T3"><text:s text:c="6"/></text:span>SUBROUTINE PRTPRM (L,LL,NC,N,NP)</text:p>
      <text:p text:style-name="P2">C</text:p>
      <text:p text:style-name="P2">C <text:s text:c="6"/>STAMPA LA PERMUTAZIONE -L- PER CICLI</text:p>
      <text:p text:style-name="P2">C</text:p>
      <text:p text:style-name="P2"><text:span text:style-name="T3"><text:s text:c="6"/></text:span>IMPLICIT INTEGER (A-Z)</text:p>
      <text:p text:style-name="P2"><text:span text:style-name="T3"><text:s text:c="6"/></text:span>DIMENSION L(N ), LL(N)</text:p>
      <text:p text:style-name="No_20_Spacing"><text:span text:style-name="T2"><text:s text:c="6"/></text:span>PRINT 100, NP, NC</text:p>
      <text:p text:style-name="No_20_Spacing"><text:span text:style-name="T3"><text:s text:c="6"/></text:span>WRITE(2,100) NP, NC</text:p>
      <text:p text:style-name="No_20_Spacing"><text:span text:style-name="T3"><text:s/></text:span><text:span text:style-name="T1">100 <text:s/>FORMAT(1H0,15X,'PERMUTAZIONE',I6,I6/)</text:span></text:p>
      <text:p text:style-name="No_20_Spacing"><text:span text:style-name="T2"><text:s text:c="6"/></text:span>P=1</text:p>
      <text:p text:style-name="No_20_Spacing"><text:span text:style-name="T3"><text:s text:c="6"/></text:span>DO 10 I= 1,NC</text:p>
      <text:p text:style-name="No_20_Spacing"><text:span text:style-name="T3"><text:s text:c="9"/></text:span>P1=P+LL(I)-1</text:p>
      <text:p text:style-name="No_20_Spacing"><text:span text:style-name="T3"><text:s text:c="9"/></text:span>PRINT 110, I,(L(IND), IND=P, P1)</text:p>
      <text:p text:style-name="No_20_Spacing"><text:span text:style-name="T3"><text:s text:c="9"/></text:span>WRITE(2,110) I,(L(IND), IND=P, P1)</text:p>
      <text:p text:style-name="No_20_Spacing"/>
      <text:p text:style-name="No_20_Spacing"><text:span text:style-name="T3"><text:s/></text:span><text:span text:style-name="T1">10 <text:s text:c="5"/>P=P+LL(I)</text:span></text:p>
      <text:p text:style-name="P2"><text:span text:style-name="T3"><text:s/></text:span>110 <text:s text:c="4"/>FORMAT(1H0,10X, 'CICLO :', I6, 10X, 20I3)</text:p>
      <text:p text:style-name="No_20_Spacing"><text:span text:style-name="T2"><text:s text:c="9"/></text:span>RETURN</text:p>
      <text:p text:style-name="No_20_Spacing"><text:span text:style-name="T3"><text:s text:c="9"/></text:span>END</text:p>
      <text:p text:style-name="No_20_Spacing"/>
      <text:p text:style-name="No_20_Spacing">C</text:p>
      <text:p text:style-name="No_20_Spacing">C</text:p>
      <text:p text:style-name="No_20_Spacing">C <text:s text:c="6"/>QSQSQS*STURCO(l).ASSPRM/S</text:p>
      <text:p text:style-name="No_20_Spacing">C <text:s text:c="6"/>file OCR_FORTRAN-PAG-10-16.pdf</text:p>
      <text:p text:style-name="No_20_Spacing">C</text:p>
      <text:p text:style-name="No_20_Spacing"><text:span text:style-name="T3"><text:s text:c="6"/></text:span>SUBROUTINE ASSPRM(LIST,L,LL,NC,N)</text:p>
      <text:p text:style-name="No_20_Spacing"><text:span text:style-name="T3"><text:s text:c="6"/></text:span>IMPLICIT INTEGER (A-Z)</text:p>
      <text:p text:style-name="No_20_Spacing"><text:span text:style-name="T3"><text:s text:c="6"/></text:span>DIMENSION LIST(N), L(N), LL(N)</text:p>
      <text:p text:style-name="No_20_Spacing"><text:span text:style-name="T3"><text:s text:c="6"/></text:span>CONT =1</text:p>
      <text:p text:style-name="No_20_Spacing"><text:span text:style-name="T3"><text:s text:c="6"/></text:span>J=1</text:p>
      <text:p text:style-name="No_20_Spacing"><text:span text:style-name="T3"><text:s text:c="6"/></text:span>NC=1</text:p>
      <text:p text:style-name="No_20_Spacing"><text:span text:style-name="T3"><text:s text:c="6"/></text:span>I=1</text:p>
      <text:p text:style-name="No_20_Spacing"><text:soft-page-break/>C</text:p>
      <text:p text:style-name="No_20_Spacing"><text:span text:style-name="T3"><text:s/></text:span>10 <text:s text:c="2"/>TOP=I</text:p>
      <text:p text:style-name="No_20_Spacing"><text:span text:style-name="T3"><text:s text:c="6"/></text:span>REG=TOP</text:p>
      <text:p text:style-name="No_20_Spacing"><text:span text:style-name="T3"><text:s text:c="6"/></text:span>L(J)=REG</text:p>
      <text:p text:style-name="No_20_Spacing"><text:span text:style-name="T3"><text:s/></text:span>20 <text:s text:c="2"/>REG=LIST(REG)</text:p>
      <text:p text:style-name="No_20_Spacing"><text:span text:style-name="T3"><text:s text:c="6"/></text:span>IF(TOP.EQ.REG) GOTO 30</text:p>
      <text:p text:style-name="No_20_Spacing"><text:span text:style-name="T3"><text:s text:c="6"/></text:span>J=J+1</text:p>
      <text:p text:style-name="No_20_Spacing"><text:span text:style-name="T3"><text:s text:c="6"/></text:span>CONT=CONT+1</text:p>
      <text:p text:style-name="No_20_Spacing"><text:span text:style-name="T3"><text:s text:c="6"/></text:span>L(J)=REG</text:p>
      <text:p text:style-name="No_20_Spacing"><text:span text:style-name="T3"><text:s text:c="6"/></text:span>GOTO 20</text:p>
      <text:p text:style-name="No_20_Spacing"><text:span text:style-name="T3"><text:s/></text:span>30 <text:s text:c="2"/>LL(NC)=CONT</text:p>
      <text:p text:style-name="No_20_Spacing"><text:span text:style-name="T3"><text:s text:c="6"/></text:span>IF( J.EQ.N) GOTO 90</text:p>
      <text:p text:style-name="No_20_Spacing"><text:span text:style-name="T3"><text:s text:c="6"/></text:span><text:span text:style-name="T1">NC=NC+1</text:span></text:p>
      <text:p text:style-name="P2"><text:span text:style-name="T3"><text:s text:c="6"/></text:span>CONT=1 <text:s text:c="11"/>!</text:p>
      <text:p text:style-name="P2">C</text:p>
      <text:p text:style-name="P2">C <text:s text:c="6"/>I&lt;-[ PRIMO ELEMENTO CHE NON COMPARE IN L]</text:p>
      <text:p text:style-name="No_20_Spacing">C</text:p>
      <text:p text:style-name="No_20_Spacing"><text:span text:style-name="T3"><text:s text:c="6"/></text:span>DO 50 H=1,N</text:p>
      <text:p text:style-name="No_20_Spacing"><text:span text:style-name="T3"><text:s text:c="6"/></text:span>DO 40 K=1,J</text:p>
      <text:p text:style-name="No_20_Spacing"><text:span text:style-name="T3"><text:s text:c="9"/></text:span>IF(H.EQ.L(K)) GOTO 50</text:p>
      <text:p text:style-name="No_20_Spacing"><text:span text:style-name="T3"><text:s/></text:span>40 <text:s text:c="5"/>CONTINUE</text:p>
      <text:p text:style-name="No_20_Spacing"><text:span text:style-name="T3"><text:s text:c="9"/></text:span>I =H</text:p>
      <text:p text:style-name="No_20_Spacing"><text:span text:style-name="T3"><text:s text:c="9"/></text:span>J=J+1</text:p>
      <text:p text:style-name="No_20_Spacing"><text:span text:style-name="T3"><text:s text:c="9"/></text:span>GO TO 10</text:p>
      <text:p text:style-name="No_20_Spacing"><text:span text:style-name="T3"><text:s/></text:span><text:span text:style-name="T1">50 <text:s text:c="5"/>CONTINUE</text:span></text:p>
      <text:p text:style-name="P2"><text:span text:style-name="T3"><text:s text:c="9"/></text:span>STOP 3</text:p>
      <text:p text:style-name="P2"><text:span text:style-name="T3"><text:s/></text:span>90 <text:s text:c="5"/>CONTINUE</text:p>
      <text:p text:style-name="P2">C</text:p>
      <text:p text:style-name="P2">C <text:s text:c="6"/>PERMUTAZIONE COSTRUITA</text:p>
      <text:p text:style-name="No_20_Spacing">C</text:p>
      <text:p text:style-name="No_20_Spacing"><text:span text:style-name="T3"><text:s text:c="6"/></text:span>RETURN</text:p>
      <text:p text:style-name="No_20_Spacing"><text:span text:style-name="T3"><text:s text:c="6"/></text:span>END</text:p>
      <text:p text:style-name="No_20_Spacing">C</text:p>
      <text:p text:style-name="No_20_Spacing"><text:span text:style-name="T3"><text:s text:c="6"/></text:span>SUBROUTINE LISTVA(A,I,L,N)</text:p>
      <text:p text:style-name="P2">C</text:p>
      <text:p text:style-name="P2">C <text:s text:c="6"/>COSTRUISCI LA LISTA -L- DEI VALORI I NEL LATIN SQUARE -A-</text:p>
      <text:p text:style-name="P2">C</text:p>
      <text:p text:style-name="P2"><text:span text:style-name="T3"><text:s text:c="6"/></text:span>IMPLICIT INTEGER (A-Z)</text:p>
      <text:p text:style-name="P2"><text:span text:style-name="T3"><text:s text:c="6"/></text:span>DIMENSION A(N,N), L(N)</text:p>
      <text:p text:style-name="No_20_Spacing"><text:span text:style-name="T2"><text:s text:c="6"/></text:span>DO 20 J=1,N</text:p>
      <text:p text:style-name="No_20_Spacing"><text:span text:style-name="T3"><text:s text:c="6"/></text:span>DO 10 K=1,N</text:p>
      <text:p text:style-name="No_20_Spacing"><text:span text:style-name="T3"><text:s text:c="6"/></text:span>IF(A(K,J).EQ.I) GOTO 20</text:p>
      <text:p text:style-name="No_20_Spacing"><text:span text:style-name="T3"><text:s/></text:span>10 <text:s text:c="2"/>CONTINUE</text:p>
      <text:p text:style-name="No_20_Spacing"><text:span text:style-name="T3"><text:s text:c="6"/></text:span>STOP 1</text:p>
      <text:p text:style-name="No_20_Spacing"><text:span text:style-name="T3"><text:s/></text:span>20 <text:s text:c="2"/>L(J)=K</text:p>
      <text:p text:style-name="No_20_Spacing"><text:span text:style-name="T3"><text:s text:c="6"/></text:span>RETURN</text:p>
      <text:p text:style-name="No_20_Spacing"><text:span text:style-name="T3"><text:s text:c="6"/></text:span>END</text:p>
      <text:p text:style-name="P7">C <text:s text:c="4"/>QSQSQ$*$TURCO(1).COR3/S</text:p>
      <text:p text:style-name="P2">C <text:s text:c="4"/>6**************************************************************</text:p>
      <text:p text:style-name="P2">C</text:p>
      <text:p text:style-name="P2">C <text:s text:c="4"/>ALGORITMO <text:s/>DEL COROLLARIO 3</text:p>
      <text:p text:style-name="P2">C <text:s text:c="4"/>INPUT: L ED M <text:s/>QUADRATI LATINI Dl ORDINE N</text:p>
      <text:p text:style-name="P2">C <text:s text:c="4"/>COROLLARIO 3:</text:p>
      <text:p text:style-name="P2">C <text:s text:c="4"/>SE ALMENO UNA COPPIA DI Q.L, DELLE 6 OTTENIBILI DA</text:p>
      <text:p text:style-name="P2">C <text:s text:c="4"/>L ED M ,(COME IN OSS.1) VERIFICA LE IPOTESI 0 DEL TEOR-1 O DEL TEOR 2</text:p>
      <text:p text:style-name="P2">C <text:s text:c="4"/>ALLORA ESISTE UN ALGORITMO POLINOMIALE [ QUESTO !] PER DECIDERE</text:p>
      <text:p text:style-name="P2">C <text:s text:c="4"/>L'ESISTENZA DI UNA PERMUTAZIONE -ALFA- T.C. L--&gt;M,&lt;ALFA,ALFA,ALFA&gt;</text:p>
      <text:p text:style-name="P2">C <text:s text:c="4"/>QUALORA L'HP DEL TEOREMA 2 SIA VERIFICATA SI CONOSCE ANCHE ALFA</text:p>
      <text:p text:style-name="No_20_Spacing">C <text:s text:c="4"/>6**************************************************************</text:p>
      <text:p text:style-name="No_20_Spacing">C</text:p>
      <text:p text:style-name="No_20_Spacing"><text:span text:style-name="T3"><text:s text:c="6"/></text:span>IMPLICIT INTEGER (A-Z)</text:p>
      <text:p text:style-name="No_20_Spacing"><text:span text:style-name="T3"><text:s text:c="6"/></text:span>CHARACTER*50 ALF</text:p>
      <text:p text:style-name="No_20_Spacing"><text:span text:style-name="T3"><text:s text:c="6"/></text:span>LOGICAL TEST</text:p>
      <text:p text:style-name="No_20_Spacing"><text:span text:style-name="T3"><text:s text:c="6"/></text:span>CHARACTER DEBUG</text:p>
      <text:p text:style-name="No_20_Spacing"><text:span text:style-name="T3"><text:s text:c="6"/></text:span>PARAMETER (N=6)</text:p>
      <text:p text:style-name="No_20_Spacing"><text:span text:style-name="T3"><text:s text:c="6"/></text:span>PARAMETER (NN=N*N)</text:p>
      <text:p text:style-name="No_20_Spacing"><text:span text:style-name="T3"><text:s text:c="6"/></text:span>DIMENSION L(N,N), M(N,N), TL(NN,3),TM(NN,3), PERM(3,5),ALFA(N)</text:p>
      <text:p text:style-name="No_20_Spacing"><text:span text:style-name="T3"><text:s text:c="6"/></text:span>DIMENSION LS(N), LL(N)</text:p>
      <text:p text:style-name="No_20_Spacing"><text:span text:style-name="T3"><text:s text:c="6"/></text:span><text:span text:style-name="T1">DATA PERM / 1,3,2, 3,2,1, 2,1,3, 2,3,1, 3,1,2 /</text:span></text:p>
      <text:p text:style-name="P2">C</text:p>
      <text:p text:style-name="P2">C <text:s text:c="4"/>INIZIO</text:p>
      <text:p text:style-name="P2">C</text:p>
      <text:p text:style-name="No_20_Spacing"><text:span text:style-name="T2"><text:s text:c="6"/></text:span>PRINT *, 'ENTER D FOR DEBUG, N '</text:p>
      <text:p text:style-name="No_20_Spacing"><text:span text:style-name="T3"><text:s text:c="6"/></text:span>READ *, DEBUG</text:p>
      <text:p text:style-name="No_20_Spacing"><text:span text:style-name="T3"><text:s text:c="6"/></text:span>ALF='c:\\G77\\QR06.DAT'</text:p>
      <text:p text:style-name="No_20_Spacing"><text:span text:style-name="T3"><text:s text:c="6"/></text:span>IF(DEBUG.EQ.'D') PRINT *, 'OPENING ', ALF</text:p>
      <text:p text:style-name="No_20_Spacing"><text:span text:style-name="T3"><text:s text:c="6"/></text:span>PRINT *, 'ENTER L'</text:p>
      <text:p text:style-name="No_20_Spacing"><text:span text:style-name="T3"><text:s text:c="6"/></text:span>READ(5,200) L</text:p>
      <text:p text:style-name="No_20_Spacing"><text:span text:style-name="T3"><text:s text:c="6"/></text:span>PRINT *, 'ENTER M'</text:p>
      <text:p text:style-name="No_20_Spacing"><text:span text:style-name="T3"><text:s text:c="6"/></text:span>READ(5,200) M</text:p>
      <text:p text:style-name="No_20_Spacing">C <text:s text:c="5"/>OPEN(UNIT=1,FILE=ALF)</text:p>
      <text:p text:style-name="No_20_Spacing">C <text:s text:c="5"/>READ(1,200) ((L(I,J),I=1,N),J=1,N)</text:p>
      <text:p text:style-name="No_20_Spacing">C <text:s text:c="5"/>READ(1,200) ((M(I,J),I=1,N),J=1,N)</text:p>
      <text:p text:style-name="No_20_Spacing">C <text:s text:c="5"/>CLOSE(1)</text:p>
      <text:p text:style-name="No_20_Spacing"><text:span text:style-name="T3"><text:s text:c="6"/></text:span>open (unit = 2, file = 'c:\\G77\\OUT-COR3.TXT')</text:p>
      <text:p text:style-name="No_20_Spacing"/>
      <text:p text:style-name="No_20_Spacing"><text:span text:style-name="T3"><text:s text:c="6"/></text:span>WRITE(2,300)</text:p>
      <text:p text:style-name="No_20_Spacing"><text:span text:style-name="T3"><text:s text:c="6"/></text:span>ALF='L'</text:p>
      <text:p text:style-name="No_20_Spacing"><text:span text:style-name="T3"><text:s text:c="6"/></text:span>WRITE(2, 510) ALF,L</text:p>
      <text:p text:style-name="No_20_Spacing"><text:span text:style-name="T3"><text:s text:c="6"/></text:span><text:span text:style-name="T1">ALF='M'</text:span></text:p>
      <text:p text:style-name="P2"><text:span text:style-name="T3"><text:s text:c="6"/></text:span>WRITE(2,510) ALF,M</text:p>
      <text:p text:style-name="P2"><text:span text:style-name="T3"><text:s/></text:span>510 <text:s/>FORMAT(1H1, 10X, 'QUADRATO <text:s/>', A5,2H :,///,(15X, 6I5//))</text:p>
      <text:p text:style-name="P2">C</text:p>
      <text:p text:style-name="P2">C <text:s text:c="5"/>0. FORMA LE TERNE TL, TM</text:p>
      <text:p text:style-name="No_20_Spacing">C</text:p>
      <text:p text:style-name="No_20_Spacing"><text:span text:style-name="T3"><text:s text:c="7"/></text:span>K=0</text:p>
      <text:p text:style-name="No_20_Spacing"><text:span text:style-name="T3"><text:s text:c="7"/></text:span>DO 10 I=1,N</text:p>
      <text:p text:style-name="No_20_Spacing"><text:span text:style-name="T3"><text:s text:c="7"/></text:span>DO 10 J=1,N</text:p>
      <text:p text:style-name="No_20_Spacing"><text:soft-page-break/><text:span text:style-name="T3"><text:s text:c="10"/></text:span>K=K+1</text:p>
      <text:p text:style-name="No_20_Spacing"><text:span text:style-name="T3"><text:s text:c="10"/></text:span>TL(K,1)=I</text:p>
      <text:p text:style-name="No_20_Spacing"><text:span text:style-name="T3"><text:s text:c="10"/></text:span>TM(K,1)=I</text:p>
      <text:p text:style-name="No_20_Spacing"><text:span text:style-name="T3"><text:s text:c="10"/></text:span>TL(K,2)=J</text:p>
      <text:p text:style-name="No_20_Spacing"><text:span text:style-name="T3"><text:s text:c="10"/></text:span>TM(K,2)=J</text:p>
      <text:p text:style-name="No_20_Spacing"><text:span text:style-name="T3"><text:s text:c="10"/></text:span>TL(K,3)=L(J,I)</text:p>
      <text:p text:style-name="No_20_Spacing"><text:span text:style-name="T3"><text:s/></text:span>10 <text:s text:c="6"/>TM(K,3)=M(J,I)</text:p>
      <text:p text:style-name="No_20_Spacing"><text:span text:style-name="T3"><text:s text:c="7"/></text:span>PRINT 250</text:p>
      <text:p text:style-name="No_20_Spacing"><text:span text:style-name="T3"><text:s text:c="7"/></text:span>I=1</text:p>
      <text:p text:style-name="No_20_Spacing"><text:span text:style-name="T3"><text:s text:c="7"/></text:span>PRINT 260, I,L</text:p>
      <text:p text:style-name="No_20_Spacing"><text:span text:style-name="T3"><text:s text:c="7"/></text:span>I=2</text:p>
      <text:p text:style-name="No_20_Spacing"><text:span text:style-name="T3"><text:s text:c="7"/></text:span>PRINT 260, I,M</text:p>
      <text:p text:style-name="No_20_Spacing"><text:span text:style-name="T3"><text:s text:c="7"/></text:span>CALL CONPAG</text:p>
      <text:p text:style-name="No_20_Spacing">C</text:p>
      <text:p text:style-name="No_20_Spacing"><text:span text:style-name="T3"><text:s text:c="7"/></text:span>I=0</text:p>
      <text:p text:style-name="No_20_Spacing">C</text:p>
      <text:p text:style-name="No_20_Spacing"><text:span text:style-name="T3"><text:s/></text:span>1 <text:s text:c="4"/>CONTINUE ! <text:span text:style-name="T1">&lt; ITERAZIONE SUI 6 QL &gt;</text:span></text:p>
      <text:p text:style-name="P2">C <text:s text:c="4"/>1. L E/O M VERIFICANO LE HP DEL TEOR-l O DEL TEOR-2</text:p>
      <text:p text:style-name="No_20_Spacing"><text:span text:style-name="T2"><text:s text:c="7"/></text:span>CALL THEOR1(L,M,N,TEST)</text:p>
      <text:p text:style-name="No_20_Spacing">C</text:p>
      <text:p text:style-name="No_20_Spacing"><text:span text:style-name="T3"><text:s text:c="7"/></text:span>PRINT 600, TEST</text:p>
      <text:p text:style-name="No_20_Spacing"><text:span text:style-name="T3"><text:s/></text:span>600 <text:s text:c="2"/>FORMAT(1H0,10X,'DA THEOR1 :', L3)</text:p>
      <text:p text:style-name="No_20_Spacing"><text:span text:style-name="T3"><text:s text:c="7"/></text:span><text:span text:style-name="T1">IF(TEST) GOTO 20 <text:s text:c="8"/>! L E M VERIFICANO LE HP DEL TEOR-l</text:span></text:p>
      <text:p text:style-name="No_20_Spacing">C</text:p>
      <text:p text:style-name="No_20_Spacing"><text:span text:style-name="T3"><text:s text:c="7"/></text:span>CALL THEOR2(L,N,TEST,ROW,ORD)</text:p>
      <text:p text:style-name="No_20_Spacing">C</text:p>
      <text:p text:style-name="No_20_Spacing"><text:span text:style-name="T3"><text:s text:c="7"/></text:span>PRINT 610, TEST</text:p>
      <text:p text:style-name="No_20_Spacing"><text:span text:style-name="T3"><text:s/></text:span>610 <text:s text:c="2"/>FORMAT(1H0,10X,'DA THEOR2 :', L3)</text:p>
      <text:p text:style-name="No_20_Spacing"><text:span text:style-name="T3"><text:s text:c="7"/></text:span><text:span text:style-name="T1">IF(.NOT.TEST) GOTO 50 ! LE HP DEI DUETEOREMI NON SONO VERiFICATE</text:span></text:p>
      <text:p text:style-name="P2">C</text:p>
      <text:p text:style-name="P2">C <text:s text:c="5"/>2. <text:s/>L ED M SONO ISOMORFI?</text:p>
      <text:p text:style-name="No_20_Spacing">C</text:p>
      <text:p text:style-name="No_20_Spacing"><text:span text:style-name="T3"><text:s text:c="7"/></text:span>CALL ISORDN(L,N,N,ROW,TEST,ALFA,*500) <text:s/>! $ REPLACED BY * RETURN TO 500</text:p>
      <text:p text:style-name="No_20_Spacing">C</text:p>
      <text:p text:style-name="No_20_Spacing"><text:span text:style-name="T3"><text:s text:c="7"/></text:span>IF(.NOT.TEST) GOTO 400 ! <text:span text:style-name="T1">L .NON ISO. M</text:span></text:p>
      <text:p text:style-name="P2"><text:span text:style-name="T3"><text:s text:c="7"/></text:span>THEOR=2</text:p>
      <text:p text:style-name="No_20_Spacing"><text:span text:style-name="T2"><text:s text:c="7"/></text:span>GO TO 450 ! <text:s/>L.ISO.M</text:p>
      <text:p text:style-name="No_20_Spacing"><text:span text:style-name="T3"><text:s/></text:span>20 <text:s text:c="3"/>CONTINUE</text:p>
      <text:p text:style-name="P2">C</text:p>
      <text:p text:style-name="P2">C <text:s text:c="5"/>2. <text:s/>L ED M SONO ISOMORFI?</text:p>
      <text:p text:style-name="No_20_Spacing">C</text:p>
      <text:p text:style-name="No_20_Spacing"><text:span text:style-name="T3"><text:s text:c="7"/></text:span>CALL ISABEL (L,M,N,TEST)</text:p>
      <text:p text:style-name="No_20_Spacing">C</text:p>
      <text:p text:style-name="No_20_Spacing"><text:span text:style-name="T3"><text:s text:c="7"/></text:span>IF(.NOT.TEST) GOTO 400 ! <text:span text:style-name="T1">L .NON ISO. M</text:span></text:p>
      <text:p text:style-name="P2"><text:span text:style-name="T3"><text:s text:c="7"/></text:span>THEOR=1</text:p>
      <text:p text:style-name="No_20_Spacing"><text:span text:style-name="T2"><text:s text:c="7"/></text:span>GO TO 450 ! <text:s/>L.ISO.M</text:p>
      <text:p text:style-name="No_20_Spacing"><text:span text:style-name="T3"><text:s/></text:span>50 <text:s text:c="3"/>CONTINUE</text:p>
      <text:p text:style-name="P2">C</text:p>
      <text:p text:style-name="P2">C <text:s text:c="4"/>3. FINITO? SE I=5, HP DEL COR. 3 NON RISPETTATA</text:p>
      <text:p text:style-name="No_20_Spacing"><text:span text:style-name="T2"><text:s text:c="7"/></text:span>IF(I.EQ.5) GOTO 460</text:p>
      <text:p text:style-name="No_20_Spacing"><text:span text:style-name="T3"><text:s text:c="7"/></text:span>I=I+1</text:p>
      <text:p text:style-name="P2"><text:soft-page-break/>C</text:p>
      <text:p text:style-name="P2">C <text:s text:c="4"/>4 COSTRUISCI UN'ALTRA COPPIA DI QL ASSOCIATI AD L ED M</text:p>
      <text:p text:style-name="No_20_Spacing">C</text:p>
      <text:p text:style-name="No_20_Spacing"><text:span text:style-name="T3"><text:s text:c="7"/></text:span>IND1=PERM(1,I) <text:s text:c="4"/>!R</text:p>
      <text:p text:style-name="No_20_Spacing"><text:span text:style-name="T3"><text:s text:c="7"/></text:span>IND2=PERM(2,I) <text:s text:c="4"/>!C</text:p>
      <text:p text:style-name="No_20_Spacing"><text:span text:style-name="T3"><text:s text:c="7"/></text:span>IND3=PERM(3,I) <text:s text:c="4"/>!V</text:p>
      <text:p text:style-name="No_20_Spacing"><text:span text:style-name="T3"><text:s text:c="7"/></text:span>DO 70 IT=1,NN</text:p>
      <text:p text:style-name="No_20_Spacing"><text:span text:style-name="T3"><text:s text:c="10"/></text:span>DEX2=TL(IT,IND1) !R</text:p>
      <text:p text:style-name="No_20_Spacing"><text:span text:style-name="T3"><text:s text:c="10"/></text:span>DEX1=TL(IT,IND2)</text:p>
      <text:p text:style-name="No_20_Spacing"><text:span text:style-name="T3"><text:s text:c="10"/></text:span>L(DEX1,DEX2)=TL(IT,IND3)</text:p>
      <text:p text:style-name="No_20_Spacing"><text:span text:style-name="T3"><text:s text:c="10"/></text:span>DEX2=TM(IT,IND1)</text:p>
      <text:p text:style-name="No_20_Spacing"><text:span text:style-name="T3"><text:s text:c="10"/></text:span>DEX1=TM(IT,IND2)</text:p>
      <text:p text:style-name="No_20_Spacing"><text:span text:style-name="T3"><text:s text:c="10"/></text:span>M(DEX1,DEX2)=TM(IT,IND3)</text:p>
      <text:p text:style-name="No_20_Spacing"><text:span text:style-name="T3"><text:s/></text:span>70 <text:s text:c="3"/>CONTINUE</text:p>
      <text:p text:style-name="No_20_Spacing"><text:span text:style-name="T3"><text:s text:c="7"/></text:span>K=1</text:p>
      <text:p text:style-name="No_20_Spacing"><text:span text:style-name="T3"><text:s text:c="7"/></text:span>PRINT 260, K,L</text:p>
      <text:p text:style-name="No_20_Spacing"><text:span text:style-name="T3"><text:s text:c="7"/></text:span>K=2</text:p>
      <text:p text:style-name="No_20_Spacing"><text:span text:style-name="T3"><text:s text:c="7"/></text:span>PRINT 260, K,M</text:p>
      <text:p text:style-name="No_20_Spacing"><text:span text:style-name="T3"><text:s text:c="7"/></text:span>GO TO 1 <text:s text:c="8"/>!&lt;&lt;&lt;&lt;&lt;</text:p>
      <text:p text:style-name="No_20_Spacing">C</text:p>
      <text:p text:style-name="No_20_Spacing"><text:span text:style-name="T3"><text:s/></text:span>400 <text:s text:c="2"/>PRINT 270 <text:s/>! L.NOT ISO.M</text:p>
      <text:p text:style-name="No_20_Spacing"><text:span text:style-name="T3"><text:s text:c="7"/></text:span>CALL REPAG</text:p>
      <text:p text:style-name="No_20_Spacing"><text:span text:style-name="T3"><text:s text:c="7"/></text:span>STOP</text:p>
      <text:p text:style-name="No_20_Spacing"><text:span text:style-name="T3"><text:s/></text:span>450 <text:s text:c="2"/>CONTINUE ! L.ISO.M</text:p>
      <text:p text:style-name="No_20_Spacing"><text:span text:style-name="T3"><text:s text:c="7"/></text:span>PRINT 280</text:p>
      <text:p text:style-name="No_20_Spacing"><text:span text:style-name="T3"><text:s text:c="7"/></text:span>IF (THEOR.NE.2) STOP</text:p>
      <text:p text:style-name="No_20_Spacing">C <text:s text:c="4"/>STAMPA ALFA</text:p>
      <text:p text:style-name="No_20_Spacing"><text:span text:style-name="T3"><text:s text:c="7"/></text:span>PRINT 290</text:p>
      <text:p text:style-name="No_20_Spacing"><text:span text:style-name="T3"><text:s text:c="7"/></text:span>CALL ASSPRM(ALFA, LS,LL,NC,N)</text:p>
      <text:p text:style-name="No_20_Spacing"><text:span text:style-name="T3"><text:s text:c="7"/></text:span>CALL PRTPRM(LS,LL,NC, N, -999999)</text:p>
      <text:p text:style-name="No_20_Spacing"><text:span text:style-name="T3"><text:s text:c="7"/></text:span>CALL REPAG</text:p>
      <text:p text:style-name="No_20_Spacing"><text:span text:style-name="T3"><text:s text:c="7"/></text:span>STOP</text:p>
      <text:p text:style-name="No_20_Spacing"><text:span text:style-name="T3"><text:s/></text:span>500 <text:s text:c="2"/>PRINT 300 <text:s/>!ERROR EXIT</text:p>
      <text:p text:style-name="No_20_Spacing"><text:span text:style-name="T3"><text:s text:c="7"/></text:span>CALL REPAG</text:p>
      <text:p text:style-name="No_20_Spacing"><text:span text:style-name="T3"><text:s text:c="7"/></text:span>STOP</text:p>
      <text:p text:style-name="No_20_Spacing"><text:span text:style-name="T3"><text:s/></text:span>460 <text:s text:c="2"/>PRINT 310</text:p>
      <text:p text:style-name="No_20_Spacing"><text:span text:style-name="T3"><text:s text:c="7"/></text:span>CALL REPAG</text:p>
      <text:p text:style-name="No_20_Spacing"><text:span text:style-name="T3"><text:s text:c="7"/></text:span><text:span text:style-name="T1">STOP</text:span></text:p>
      <text:p text:style-name="P2">C</text:p>
      <text:p text:style-name="P2">C <text:s text:c="4"/>6**************************************************************</text:p>
      <text:p text:style-name="P2">C <text:s text:c="4"/>FORMATI I/O</text:p>
      <text:p text:style-name="P2">C</text:p>
      <text:p text:style-name="P2"><text:span text:style-name="T3"><text:s/></text:span>200 <text:s/>FORMAT(25I1)</text:p>
      <text:p text:style-name="P2"><text:span text:style-name="T3"><text:s/></text:span>250 <text:s/>FORMAT(1H1,10X,'ISOMORFISMO TRA QUADRATI LATINI',//,11X,'ALGORITMO</text:p>
      <text:p text:style-name="P2"><text:span text:style-name="T3"><text:s text:c="5"/></text:span>$DEL COROLLARIO 3')</text:p>
      <text:p text:style-name="P2"><text:span text:style-name="T3"><text:s/></text:span>260 <text:s/>FORMAT(1H0,40X,'QUADRATO', I5,2X,1H:,//,(36X,6I5//))</text:p>
      <text:p text:style-name="P2"><text:span text:style-name="T3"><text:s/></text:span>270 <text:s/>FORMAT(1H0,10X,'I DUE QUADRATI LATINI NON SONO ISOMORFI &lt;ALFA,</text:p>
      <text:p text:style-name="P2"><text:span text:style-name="T3"><text:s text:c="5"/></text:span>$ALFA, ALFA&gt;.')</text:p>
      <text:p text:style-name="P2"><text:span text:style-name="T3"><text:s/></text:span>280 <text:s/>FORMAT(1H0,10X,'I DUE QUADRATI LATINI SONO ISOMORFI &lt;ALFA,ALFA,</text:p>
      <text:p text:style-name="P2"><text:span text:style-name="T3"><text:s text:c="5"/></text:span>$ALFA&gt;.')</text:p>
      <text:p text:style-name="P2"><text:span text:style-name="T3"><text:s/></text:span>290 <text:s/>FORMAT(1H0,10X,'LA SEGUENTE PERMUTAZIONE ',2HE',' LA ALFA:')</text:p>
      <text:p text:style-name="No_20_Spacing"><text:soft-page-break/><text:span text:style-name="T2"><text:s/></text:span>300 <text:s/>FORMAT(1H0,10X,'ERROR EXIT FROM ISORDN.')</text:p>
      <text:p text:style-name="No_20_Spacing"><text:span text:style-name="T3"><text:s/></text:span><text:span text:style-name="T1">310 <text:s/>FORMAT(1H0,10X,'LE IPOTESI DEL COROLLARIO 3 NON SONO VERIFICATE</text:span></text:p>
      <text:p text:style-name="P2"><text:span text:style-name="T3"><text:s text:c="5"/></text:span>$ PER I DUE QUADRATI LATINI')</text:p>
      <text:p text:style-name="No_20_Spacing"><text:span text:style-name="T2"><text:s text:c="6"/></text:span>END</text:p>
      <text:p text:style-name="P8">C <text:s text:c="3"/>Q$Q$*$TURCO(l).ISORDN/S</text:p>
      <text:p text:style-name="P2">C <text:s text:c="4"/>****************************************************************</text:p>
      <text:p text:style-name="P2">C <text:s text:c="4"/>PROCEDURA PER VERIFICARE L'ESISTENZA O MENO DI UNA PERMUTAZIONE -ALFA-</text:p>
      <text:p text:style-name="P2">C <text:s text:c="4"/>TALE CHE: L-&gt;M , &lt;ALFA, ALFA, ALFA&gt;,</text:p>
      <text:p text:style-name="P2">C <text:s text:c="4"/>L ED M SONO 2 QUADRATI LATINI. SI SUPPONE CHE LA RIGA -I- DI L E'</text:p>
      <text:p text:style-name="P2">C <text:s text:c="4"/>RAPPRESENTATA DA UNA PERMUTAZIONE DI ORDINE -N-, O , (N-1).</text:p>
      <text:p text:style-name="P2">C <text:s text:c="4"/>SI SFRUTTA IL TEOREMA NO. 2</text:p>
      <text:p text:style-name="No_20_Spacing">C</text:p>
      <text:p text:style-name="No_20_Spacing"><text:span text:style-name="T3"><text:s text:c="6"/></text:span>SUBROUTINE ISORDN(L,M,N,I,ORD,TEST,ALFA,*)</text:p>
      <text:p text:style-name="P2">C</text:p>
      <text:p text:style-name="P2">C <text:s text:c="4"/>AL RIENTRO SI AVRA': TEST=.TRUE. &lt;=&gt; L.ISO.M /</text:p>
      <text:p text:style-name="No_20_Spacing">C <text:s text:c="25"/>TEST=.FALSE. &lt;=&gt; L.NISO.M</text:p>
      <text:p text:style-name="P2">C <text:s text:c="4"/>* = ERROR-EXIT <text:s text:c="2"/>($ IN UNIVAC SOSTITUITO IN *)</text:p>
      <text:p text:style-name="P2">C <text:s text:c="4"/>****************************************************************</text:p>
      <text:p text:style-name="P2">C</text:p>
      <text:p text:style-name="P2"><text:span text:style-name="T3"><text:s text:c="6"/></text:span>IMPLICIT INTEGER(A-Z)</text:p>
      <text:p text:style-name="P2"><text:span text:style-name="T3"><text:s text:c="6"/></text:span>PARAMETER (N1=6)</text:p>
      <text:p text:style-name="P2"><text:span text:style-name="T3"><text:s text:c="6"/></text:span>DIMENSION L(N,N), M(N,N),ALFA(N),ALFM(N1) ,LIST(N1)</text:p>
      <text:p text:style-name="No_20_Spacing">C <text:s text:c="4"/>$ , LIST1(N1)</text:p>
      <text:p text:style-name="No_20_Spacing"><text:span text:style-name="T3"><text:s text:c="6"/></text:span>DIMENSION LS(N1) ,LS1(N1),LL(N1), LL1(N1)</text:p>
      <text:p text:style-name="No_20_Spacing"><text:span text:style-name="T3"><text:s text:c="6"/></text:span>LOGICAL TEST,LOGIC</text:p>
      <text:p text:style-name="No_20_Spacing">C</text:p>
      <text:p text:style-name="No_20_Spacing">C <text:s text:c="4"/>1. <text:s text:c="2"/><text:span text:style-name="T1">*INIZIO*</text:span></text:p>
      <text:p text:style-name="P2">C</text:p>
      <text:p text:style-name="P2"><text:span text:style-name="T3"><text:s text:c="6"/></text:span>IF(ORD.NE.N) GOTO 1</text:p>
      <text:p text:style-name="No_20_Spacing"><text:span text:style-name="T2"><text:s text:c="6"/></text:span>LOGIC=.TRUE.</text:p>
      <text:p text:style-name="No_20_Spacing"><text:span text:style-name="T3"><text:s text:c="6"/></text:span>GOTO 5</text:p>
      <text:p text:style-name="No_20_Spacing"><text:span text:style-name="T3"><text:s/></text:span>1 <text:s text:c="3"/>IF(ORD.NE.(N-1)) RETURN 8</text:p>
      <text:p text:style-name="No_20_Spacing"><text:span text:style-name="T3"><text:s text:c="6"/></text:span>LOGIC=.FALSE.</text:p>
      <text:p text:style-name="No_20_Spacing"><text:span text:style-name="T3"><text:s/></text:span>5 <text:s text:c="3"/>CONTINUE</text:p>
      <text:p text:style-name="No_20_Spacing"><text:span text:style-name="T3"><text:s text:c="6"/></text:span>DO 10 K=1,N</text:p>
      <text:p text:style-name="No_20_Spacing"><text:span text:style-name="T3"><text:s/></text:span>10 <text:s text:c="5"/>LIST(K)=L(K,I)</text:p>
      <text:p text:style-name="No_20_Spacing"><text:span text:style-name="T3"><text:s text:c="9"/></text:span>CALL ASSPRM(LIST, LS1,LL1,NC1,N)</text:p>
      <text:p text:style-name="P2">C</text:p>
      <text:p text:style-name="P2">C <text:s text:c="4"/>* 2. ESAMINA LE RIGHE M(*,J), J =1,N</text:p>
      <text:p text:style-name="P2">C</text:p>
      <text:p text:style-name="P2"><text:span text:style-name="T3"><text:s text:c="6"/></text:span>DO 100 J=1,N <text:s text:c="8"/>! &lt;&lt;&lt;&lt;&lt;</text:p>
      <text:p text:style-name="P2">C</text:p>
      <text:p text:style-name="P2">C <text:s text:c="4"/>* 3. M(*,J) E' DI ORDINE -ORD-?</text:p>
      <text:p text:style-name="No_20_Spacing">C</text:p>
      <text:p text:style-name="No_20_Spacing"><text:span text:style-name="T3"><text:s text:c="6"/></text:span>DO 15 K=1,N</text:p>
      <text:p text:style-name="No_20_Spacing"><text:span text:style-name="T3"><text:s/></text:span>15 <text:s text:c="5"/>LIST(K)=M(K,J)</text:p>
      <text:p text:style-name="No_20_Spacing"><text:span text:style-name="T3"><text:s text:c="9"/></text:span>CALL ASSPRM(LIST, LS,LL,NC,N)</text:p>
      <text:p text:style-name="No_20_Spacing">C</text:p>
      <text:p text:style-name="No_20_Spacing"><text:span text:style-name="T3"><text:s text:c="9"/></text:span>IF(NC.NE.1) GOTO 20</text:p>
      <text:p text:style-name="No_20_Spacing"><text:span text:style-name="T3"><text:s text:c="9"/></text:span>IF(LOGIC) GOTO 25 <text:s text:c="12"/>! CASO NC 1-1 ACCEPT</text:p>
      <text:p text:style-name="No_20_Spacing"><text:span text:style-name="T3"><text:s text:c="9"/></text:span>GOTO 100 <text:s text:c="21"/>! CASO NC 2-1 REJECT</text:p>
      <text:p text:style-name="No_20_Spacing"><text:span text:style-name="T3"><text:s/></text:span>20 <text:s text:c="5"/>IF(NC.NE.2) GOTO 100 <text:s text:c="9"/>! CASO NC <text:s/>-3 REJECT</text:p>
      <text:p text:style-name="No_20_Spacing"><text:span text:style-name="T3"><text:s text:c="9"/></text:span>IF(LOGIC) GOTO 100 <text:s text:c="11"/>! CASO NC 1-2 REJECT</text:p>
      <text:p text:style-name="No_20_Spacing"><text:span text:style-name="T3"><text:s text:c="9"/></text:span>IF((LL(1).NE.1).AND.(LL(2).NE.1)) GOTO 100 ! <text:span text:style-name="T1">CASO NC 2-2?</text:span></text:p>
      <text:p text:style-name="P2"><text:span text:style-name="T3"><text:s/></text:span>25 <text:s text:c="5"/>CONTINUE <text:s text:c="21"/>! ACCEPT</text:p>
      <text:p text:style-name="P2"><text:soft-page-break/>C</text:p>
      <text:p text:style-name="P2">C <text:s text:c="4"/>* 4.PREPARA LE 2 PRM -LS-, -LS1-</text:p>
      <text:p text:style-name="P2">C</text:p>
      <text:p text:style-name="P2"><text:span text:style-name="T3"><text:s text:c="9"/></text:span>IF(LOGIC) GOTO 30</text:p>
      <text:p text:style-name="P2">C</text:p>
      <text:p text:style-name="P2">C <text:s text:c="4"/>ORDINA I PRODOTTI DEI CICLI DI LS,LSl : (l)*(N~l)</text:p>
      <text:p text:style-name="No_20_Spacing">C</text:p>
      <text:p text:style-name="No_20_Spacing"><text:span text:style-name="T3"><text:s text:c="9"/></text:span>IF(LL(1).EQ.1) GOTO 30</text:p>
      <text:p text:style-name="No_20_Spacing"><text:span text:style-name="T3"><text:s text:c="9"/></text:span>CALL ORDCIC(LS,LL, N)</text:p>
      <text:p text:style-name="No_20_Spacing"><text:span text:style-name="T3"><text:s text:c="9"/></text:span>IF(LLl(1).EQ.1) GOTO 30</text:p>
      <text:p text:style-name="No_20_Spacing"><text:span text:style-name="T3"><text:s text:c="9"/></text:span>CALL ORDCIC(LS1,LL1, N)</text:p>
      <text:p text:style-name="No_20_Spacing"><text:span text:style-name="T3"><text:s/></text:span><text:span text:style-name="T1">30 <text:s text:c="5"/>CONTINUE</text:span></text:p>
      <text:p text:style-name="P2">C</text:p>
      <text:p text:style-name="P2">C <text:s text:c="4"/>* 5. COSTRUISCI UNA POSSIBILE: AlFA -ORD- POSSIBILITA'</text:p>
      <text:p text:style-name="No_20_Spacing">C</text:p>
      <text:p text:style-name="No_20_Spacing"><text:span text:style-name="T3"><text:s text:c="9"/></text:span>DO 90 K=1,ORD !&lt;&lt;&lt;&lt;&lt;&lt;</text:p>
      <text:p text:style-name="No_20_Spacing"><text:span text:style-name="T3"><text:s text:c="9"/></text:span>DO 35 E=1,N</text:p>
      <text:p text:style-name="No_20_Spacing"><text:span text:style-name="T3"><text:s text:c="9"/></text:span><text:span text:style-name="T1">IND=LS1(E)</text:span></text:p>
      <text:p text:style-name="P2"><text:span text:style-name="T3"><text:s/></text:span>35 <text:s text:c="5"/>ALFA(IND)=LS(E)</text:p>
      <text:p text:style-name="P2">C</text:p>
      <text:p text:style-name="P2">C <text:s text:c="3"/>* <text:s text:c="2"/>6. TEST: E' l'ALFA CERCATA ?</text:p>
      <text:p text:style-name="No_20_Spacing">C <text:s text:c="3"/>* <text:s text:c="2"/>(ALFA**-1)*L(*,K)*ALFA.EQ.M(*,AlFA(K)) ,K=l,N</text:p>
      <text:p text:style-name="P2">C</text:p>
      <text:p text:style-name="P2"><text:span text:style-name="T3"><text:s text:c="9"/></text:span>DO 40 E=1,N</text:p>
      <text:p text:style-name="P2"><text:span text:style-name="T3"><text:s text:c="9"/></text:span>IND=ALFA(E)</text:p>
      <text:p text:style-name="No_20_Spacing"><text:span text:style-name="T2"><text:s/></text:span>40 <text:s text:c="5"/>ALFM(IND)=E</text:p>
      <text:p text:style-name="No_20_Spacing">C</text:p>
      <text:p text:style-name="No_20_Spacing"><text:span text:style-name="T3"><text:s text:c="9"/></text:span>DO 50 H=1,N <text:s/>! <text:s/><text:span text:style-name="T1">&lt;&lt;&lt;&lt;&lt;&lt;&lt;&lt;&lt; RIGHE DI L</text:span></text:p>
      <text:p text:style-name="P2"><text:span text:style-name="T3"><text:s text:c="9"/></text:span>DO 45 EE=1,N</text:p>
      <text:p text:style-name="No_20_Spacing"><text:span text:style-name="T2"><text:s/></text:span>45 <text:s text:c="5"/>LIST(EE)=L(EE,H)</text:p>
      <text:p text:style-name="No_20_Spacing"><text:span text:style-name="T3"><text:s text:c="9"/></text:span>CALL PRPRM(ALFM,LIST,LISTl,N)</text:p>
      <text:p text:style-name="No_20_Spacing"><text:span text:style-name="T3"><text:s text:c="9"/></text:span>CALL PRPRM(LISTl,ALFA,LIST,N)</text:p>
      <text:p text:style-name="No_20_Spacing"><text:span text:style-name="T3"><text:s text:c="9"/></text:span>IND=ALFA(H)</text:p>
      <text:p text:style-name="No_20_Spacing"><text:span text:style-name="T3"><text:s text:c="9"/></text:span>DO 50 E=1,N</text:p>
      <text:p text:style-name="No_20_Spacing"><text:span text:style-name="T3"><text:s text:c="9"/></text:span>IF(LIST(E).NE.M(E,IND)) GO TO 60</text:p>
      <text:p text:style-name="No_20_Spacing"><text:span text:style-name="T3"><text:s/></text:span><text:span text:style-name="T1">50 <text:s text:c="5"/>CONTINUE</text:span></text:p>
      <text:p text:style-name="P2">C</text:p>
      <text:p text:style-name="P2">C <text:s text:c="4"/>SE ESCE DI QUI <text:s/>E' FINITI: ALFA E' LA PRM CERCATA: L-&gt;M</text:p>
      <text:p text:style-name="No_20_Spacing">C</text:p>
      <text:p text:style-name="No_20_Spacing"><text:span text:style-name="T3"><text:s text:c="9"/></text:span>TEST=.TRUE.</text:p>
      <text:p text:style-name="No_20_Spacing"><text:span text:style-name="T3"><text:s text:c="9"/></text:span>RETURN</text:p>
      <text:p text:style-name="No_20_Spacing"><text:span text:style-name="T3"><text:s/></text:span>60 <text:s text:c="5"/>CONTINUE</text:p>
      <text:p text:style-name="No_20_Spacing">C</text:p>
      <text:p text:style-name="P2">C <text:s text:c="3"/>* <text:s text:c="2"/>7. SHIFT A DESTRA DI UN POSTO IL CICLO DI LS</text:p>
      <text:p text:style-name="No_20_Spacing">C</text:p>
      <text:p text:style-name="No_20_Spacing"><text:span text:style-name="T3"><text:s text:c="9"/></text:span>IF(LOGIC) GOTO 65</text:p>
      <text:p text:style-name="No_20_Spacing"><text:span text:style-name="T3"><text:s text:c="9"/></text:span>IND=3</text:p>
      <text:p text:style-name="No_20_Spacing"><text:span text:style-name="T3"><text:s text:c="9"/></text:span>GOTO 70</text:p>
      <text:p text:style-name="No_20_Spacing"><text:span text:style-name="T3"><text:s/></text:span>65 <text:s text:c="5"/>IND=2</text:p>
      <text:p text:style-name="No_20_Spacing"><text:span text:style-name="T3"><text:s/></text:span>70 <text:s text:c="5"/>T=LS(N)</text:p>
      <text:p text:style-name="No_20_Spacing"><text:span text:style-name="T3"><text:s text:c="9"/></text:span>DO 80 T1=N,IND,-1</text:p>
      <text:p text:style-name="No_20_Spacing"><text:soft-page-break/><text:span text:style-name="T3"><text:s/></text:span>80 <text:s text:c="5"/>LS(T1)=LS((T1-1))</text:p>
      <text:p text:style-name="No_20_Spacing"><text:span text:style-name="T3"><text:s text:c="9"/></text:span>LS(IND-1)=T</text:p>
      <text:p text:style-name="No_20_Spacing"><text:span text:style-name="T3"><text:s/></text:span>90 <text:s text:c="5"/>CONTINUE</text:p>
      <text:p text:style-name="No_20_Spacing">C</text:p>
      <text:p text:style-name="No_20_Spacing"><text:span text:style-name="T3"><text:s/></text:span>100 <text:s text:c="4"/>CONTINUE <text:s text:c="20"/>!&lt;&lt;&lt;&lt;&lt;&lt;&lt;&lt;&lt;&lt;&lt;&lt;&lt;&lt;</text:p>
      <text:p text:style-name="P2">C</text:p>
      <text:p text:style-name="P2">C <text:s text:c="4"/>SE ESCE DI QUI E' FINITO, MA L ED M NON SONO ISOMORFI.</text:p>
      <text:p text:style-name="No_20_Spacing">C</text:p>
      <text:p text:style-name="No_20_Spacing"><text:span text:style-name="T3"><text:s text:c="9"/></text:span>TEST=.FALSE.</text:p>
      <text:p text:style-name="No_20_Spacing"><text:span text:style-name="T3"><text:s text:c="9"/></text:span>RETURN</text:p>
      <text:p text:style-name="No_20_Spacing"><text:span text:style-name="T3"><text:s text:c="9"/></text:span>END</text:p>
      <text:p text:style-name="No_20_Spacing">C</text:p>
      <text:p text:style-name="No_20_Spacing">C <text:s text:c="4"/>****************************************************************</text:p>
      <text:p text:style-name="No_20_Spacing">C</text:p>
      <text:p text:style-name="No_20_Spacing"><text:span text:style-name="T3"><text:s text:c="8"/></text:span>SUBROUTINE ORDCIC(X,Y,N2)</text:p>
      <text:p text:style-name="P2">C <text:s text:c="2"/>N2==N ORDINE QL</text:p>
      <text:p text:style-name="P2"><text:span text:style-name="T3"><text:s text:c="8"/></text:span>IMPLICIT INTEGER (A-Z)</text:p>
      <text:p text:style-name="P2"><text:span text:style-name="T3"><text:s text:c="8"/></text:span>DIMENSION X(N2), Y(N2)</text:p>
      <text:p text:style-name="No_20_Spacing"><text:span text:style-name="T2"><text:s text:c="8"/></text:span>IN=Y(1)</text:p>
      <text:p text:style-name="No_20_Spacing"><text:span text:style-name="T3"><text:s text:c="8"/></text:span>Y(1)=Y(2)</text:p>
      <text:p text:style-name="No_20_Spacing"><text:span text:style-name="T3"><text:s text:c="8"/></text:span>Y(2)=IN</text:p>
      <text:p text:style-name="No_20_Spacing"><text:span text:style-name="T3"><text:s text:c="8"/></text:span>IN=X(N2)</text:p>
      <text:p text:style-name="No_20_Spacing"><text:span text:style-name="T3"><text:s text:c="8"/></text:span>DO 10 K=N2,2,-1</text:p>
      <text:p text:style-name="No_20_Spacing"><text:span text:style-name="T3"><text:s/></text:span>10 <text:s text:c="4"/>X(K)=X(K-1)</text:p>
      <text:p text:style-name="No_20_Spacing"><text:span text:style-name="T3"><text:s text:c="8"/></text:span>X(1)=IN</text:p>
      <text:p text:style-name="No_20_Spacing"><text:span text:style-name="T3"><text:s text:c="8"/></text:span>RETURN</text:p>
      <text:p text:style-name="No_20_Spacing">C</text:p>
      <text:p text:style-name="No_20_Spacing"><text:span text:style-name="T3"><text:s text:c="8"/></text:span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top="0in" fo:margin-bottom="0in" loext:contextual-spacing="false" fo:line-height="100%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loext:contextual-spacing="false" fo:line-height="100%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ne_20_numbering" style:display-name="Line numbering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3937in" style:num-format="1" text:number-position="left" text:increment="1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4917in" fo:margin-bottom="0.0972in" fo:margin-left="0.7874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8in" fo:margin-bottom="0.1591in" style:dynamic-spacing="true"/>
      </style:header-style>
      <style:footer-style>
        <style:header-footer-properties fo:min-height="0.3953in" fo:margin-top="0.3563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4917in" fo:margin-bottom="0.4917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>
        <style:header-footer-properties fo:min-height="0.2957in" fo:margin-top="0.257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4917in" fo:margin-bottom="0.4917in" fo:margin-left="0.9291in" fo:margin-right="0.782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>
        <style:header-footer-properties fo:min-height="0.2957in" fo:margin-top="0.2571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iso-aa-1.f</text:p>
      </style:header>
      <style:footer>
        <text:p text:style-name="MP1"><text:page-number text:select-page="current">4</text:page-number></text:p>
        <text:p text:style-name="Footer"/>
      </style:footer>
    </style:master-page>
    <style:master-page style:name="Convert_20_1" style:display-name="Convert 1" style:page-layout-name="Mpm2">
      <style:header>
        <text:p text:style-name="Header">ISORDN_S.f</text:p>
      </style:header>
      <style:footer>
        <text:p text:style-name="MP1"><text:page-number text:select-page="current">7</text:page-number></text:p>
        <text:p text:style-name="Footer"/>
      </style:footer>
    </style:master-page>
    <style:master-page style:name="Convert_20_2" style:display-name="Convert 2" style:page-layout-name="Mpm2">
      <style:header>
        <text:p text:style-name="Header">ISORDN_S.f</text:p>
      </style:header>
      <style:footer>
        <text:p text:style-name="MP1"><text:page-number text:select-page="current">9</text:page-number></text:p>
        <text:p text:style-name="Footer"/>
      </style:footer>
    </style:master-page>
    <style:master-page style:name="Convert_20_3" style:display-name="Convert 3" style:page-layout-name="Mpm2">
      <style:header>
        <text:p text:style-name="Header">ISORDN_S.f</text:p>
      </style:header>
      <style:footer>
        <text:p text:style-name="MP1"><text:page-number text:select-page="current">13</text:page-number></text:p>
        <text:p text:style-name="Footer"/>
      </style:footer>
    </style:master-page>
    <style:master-page style:name="Convert_20_4" style:display-name="Convert 4" style:page-layout-name="Mpm3">
      <style:header>
        <text:p text:style-name="Header">ISORDN_S.f</text:p>
      </style:header>
      <style:footer>
        <text:p text:style-name="MP1"><text:page-number text:select-page="current">16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tore Stocchi Silvio</meta:initial-creator>
    <meta:creation-date>2016-12-27T10:54:00</meta:creation-date>
    <dc:date>2016-12-27T10:59:59.826808949</dc:date>
    <meta:editing-cycles>3</meta:editing-cycles>
    <meta:editing-duration>PT2M38S</meta:editing-duration>
    <meta:document-statistic meta:table-count="0" meta:image-count="0" meta:object-count="0" meta:page-count="16" meta:paragraph-count="716" meta:word-count="2109" meta:character-count="17017" meta:non-whitespace-character-count="11776"/>
    <meta:generator>LibreOffice/5.1.4.2$Linux_X86_64 LibreOffice_project/10m0$Build-2</meta:generator>
  </office:meta>
</office:document-meta>
</file>